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0063587" style:font-weight-asian="normal" style:font-weight-complex="normal"/>
    </style:style>
    <style:style style:name="P3" style:family="paragraph" style:parent-style-name="Standard">
      <style:paragraph-properties fo:line-height="150%"/>
      <style:text-properties fo:font-weight="normal" officeooo:paragraph-rsid="000d9c89" style:font-weight-asian="normal" style:font-weight-complex="normal"/>
    </style:style>
    <style:style style:name="P4" style:family="paragraph" style:parent-style-name="Standard">
      <style:paragraph-properties fo:line-height="150%"/>
      <style:text-properties fo:font-weight="normal" officeooo:paragraph-rsid="00136777" style:font-weight-asian="normal" style:font-weight-complex="normal"/>
    </style:style>
    <style:style style:name="P5" style:family="paragraph" style:parent-style-name="Standard">
      <style:paragraph-properties fo:line-height="150%"/>
      <style:text-properties fo:font-weight="normal" officeooo:paragraph-rsid="0014a511" style:font-weight-asian="normal" style:font-weight-complex="normal"/>
    </style:style>
    <style:style style:name="P6" style:family="paragraph" style:parent-style-name="Standard">
      <style:paragraph-properties fo:line-height="150%"/>
      <style:text-properties fo:font-weight="normal" officeooo:paragraph-rsid="0020449e" style:font-weight-asian="normal" style:font-weight-complex="normal"/>
    </style:style>
    <style:style style:name="P7" style:family="paragraph" style:parent-style-name="Standard">
      <style:paragraph-properties fo:line-height="150%"/>
      <style:text-properties fo:font-weight="normal" officeooo:rsid="00140e56" officeooo:paragraph-rsid="00140e56" style:font-weight-asian="normal" style:font-weight-complex="normal"/>
    </style:style>
    <style:style style:name="P8" style:family="paragraph" style:parent-style-name="Standard">
      <style:paragraph-properties fo:line-height="150%"/>
      <style:text-properties fo:font-weight="bold" officeooo:paragraph-rsid="0004660a" style:font-weight-asian="bold" style:font-weight-complex="bold"/>
    </style:style>
    <style:style style:name="P9" style:family="paragraph" style:parent-style-name="Standard">
      <style:paragraph-properties fo:line-height="150%"/>
      <style:text-properties officeooo:paragraph-rsid="000ee3d2" style:font-weight-asian="normal"/>
    </style:style>
    <style:style style:name="P10" style:family="paragraph" style:parent-style-name="Standard">
      <style:paragraph-properties fo:line-height="150%"/>
      <style:text-properties officeooo:paragraph-rsid="00110c07" style:font-weight-asian="normal"/>
    </style:style>
    <style:style style:name="P11" style:family="paragraph" style:parent-style-name="Standard">
      <style:paragraph-properties fo:line-height="150%"/>
      <style:text-properties officeooo:paragraph-rsid="00110c07"/>
    </style:style>
    <style:style style:name="P12"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13"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14"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15"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Standard" style:list-style-name="L8">
      <style:paragraph-properties fo:line-height="150%"/>
      <style:text-properties fo:font-weight="normal" officeooo:rsid="000a664b" officeooo:paragraph-rsid="0043d441" style:font-weight-asian="normal" style:font-weight-complex="normal"/>
    </style:style>
    <style:style style:name="P19" style:family="paragraph" style:parent-style-name="Standard">
      <style:paragraph-properties fo:line-height="150%"/>
      <style:text-properties fo:font-weight="normal" officeooo:rsid="000a664b" officeooo:paragraph-rsid="0004660a" style:font-weight-asian="normal" style:font-weight-complex="normal"/>
    </style:style>
    <style:style style:name="P20" style:family="paragraph" style:parent-style-name="Standard">
      <style:paragraph-properties fo:line-height="150%"/>
      <style:text-properties fo:font-weight="normal" officeooo:rsid="000a664b" officeooo:paragraph-rsid="00381a68" style:font-weight-asian="normal" style:font-weight-complex="normal"/>
    </style:style>
    <style:style style:name="P21" style:family="paragraph" style:parent-style-name="Standard">
      <style:paragraph-properties fo:line-height="150%"/>
      <style:text-properties fo:font-weight="normal" officeooo:rsid="000a664b" officeooo:paragraph-rsid="003be1db" style:font-weight-asian="normal" style:font-weight-complex="normal"/>
    </style:style>
    <style:style style:name="P22" style:family="paragraph" style:parent-style-name="Standard">
      <style:paragraph-properties fo:line-height="150%"/>
      <style:text-properties fo:font-weight="normal" officeooo:rsid="000a664b" officeooo:paragraph-rsid="0046ea9a" style:font-weight-asian="normal" style:font-weight-complex="normal"/>
    </style:style>
    <style:style style:name="P23" style:family="paragraph" style:parent-style-name="Standard" style:list-style-name="L9">
      <style:paragraph-properties fo:line-height="150%"/>
      <style:text-properties fo:font-weight="normal" officeooo:paragraph-rsid="0004660a" style:font-weight-asian="normal" style:font-weight-complex="normal"/>
    </style:style>
    <style:style style:name="P24" style:family="paragraph" style:parent-style-name="Standard" style:list-style-name="L10">
      <style:paragraph-properties fo:line-height="150%"/>
      <style:text-properties fo:font-weight="normal" officeooo:paragraph-rsid="0004660a" style:font-weight-asian="normal" style:font-weight-complex="normal"/>
    </style:style>
    <style:style style:name="P25" style:family="paragraph" style:parent-style-name="Standard" style:list-style-name="L11">
      <style:paragraph-properties fo:line-height="150%"/>
      <style:text-properties fo:font-weight="normal" officeooo:paragraph-rsid="0004660a" style:font-weight-asian="normal" style:font-weight-complex="normal"/>
    </style:style>
    <style:style style:name="P26" style:family="paragraph" style:parent-style-name="Standard">
      <style:paragraph-properties fo:line-height="150%"/>
      <style:text-properties fo:font-weight="normal" officeooo:paragraph-rsid="0004660a" style:font-weight-asian="normal" style:font-weight-complex="normal"/>
    </style:style>
    <style:style style:name="P27" style:family="paragraph" style:parent-style-name="Standard">
      <style:paragraph-properties fo:line-height="150%"/>
      <style:text-properties fo:font-weight="normal" officeooo:paragraph-rsid="00339ad2" style:font-weight-asian="normal" style:font-weight-complex="normal"/>
    </style:style>
    <style:style style:name="P28" style:family="paragraph" style:parent-style-name="Standard" style:list-style-name="L9">
      <style:paragraph-properties fo:line-height="150%"/>
      <style:text-properties fo:font-weight="normal" officeooo:paragraph-rsid="0004660a" fo:background-color="#ffff00"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30"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31"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32" style:family="paragraph" style:parent-style-name="Standard">
      <style:paragraph-properties fo:line-height="150%"/>
      <style:text-properties officeooo:paragraph-rsid="0004660a"/>
    </style:style>
    <style:style style:name="P33" style:family="paragraph" style:parent-style-name="Standard">
      <style:text-properties style:font-name="Liberation Serif" fo:font-size="12pt"/>
    </style:style>
    <style:style style:name="P34" style:family="paragraph" style:parent-style-name="Standard">
      <style:paragraph-properties fo:line-height="150%" fo:break-before="page"/>
      <style:text-properties fo:font-weight="bold" officeooo:rsid="002b72ca" officeooo:paragraph-rsid="002b72ca" style:font-weight-asian="bold" style:font-weight-complex="bold"/>
    </style:style>
    <style:style style:name="P35" style:family="paragraph" style:parent-style-name="Standard">
      <style:paragraph-properties fo:margin-left="0.3335in" fo:margin-right="0in" fo:margin-top="0in" fo:margin-bottom="0.0972in" style:contextual-spacing="false" fo:line-height="120%" fo:text-indent="-0.3335in" style:auto-text-indent="false"/>
      <style:text-properties style:font-name="Liberation Serif" fo:font-size="12pt"/>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4a5"/>
    </style:style>
    <style:style style:name="T2" style:family="text">
      <style:text-properties officeooo:rsid="0007ce03"/>
    </style:style>
    <style:style style:name="T3" style:family="text">
      <style:text-properties officeooo:rsid="000a664b"/>
    </style:style>
    <style:style style:name="T4" style:family="text">
      <style:text-properties style:text-position="0% 100%" style:font-name="Liberation Serif1" officeooo:rsid="0006daf5"/>
    </style:style>
    <style:style style:name="T5" style:family="text">
      <style:text-properties style:text-position="0% 100%" style:font-name="Liberation Serif1" officeooo:rsid="00063587"/>
    </style:style>
    <style:style style:name="T6" style:family="text">
      <style:text-properties style:text-position="0% 100%" style:font-name="Liberation Serif1" officeooo:rsid="000d9c89"/>
    </style:style>
    <style:style style:name="T7" style:family="text">
      <style:text-properties style:text-position="0% 100%" style:font-name="Liberation Serif1" fo:font-style="italic" fo:font-weight="normal" officeooo:rsid="0006daf5" style:font-style-asian="italic" style:font-style-complex="italic" style:font-weight-complex="normal"/>
    </style:style>
    <style:style style:name="T8" style:family="text">
      <style:text-properties style:text-position="0% 100%" style:font-name="Liberation Serif1" fo:font-weight="normal" officeooo:rsid="00093ce7" style:font-weight-complex="normal"/>
    </style:style>
    <style:style style:name="T9" style:family="text">
      <style:text-properties style:text-position="0% 100%" style:font-name="Liberation Serif1" fo:font-weight="normal" officeooo:rsid="0006daf5" style:font-weight-complex="normal"/>
    </style:style>
    <style:style style:name="T10" style:family="text">
      <style:text-properties style:text-position="0% 100%" style:font-name="Liberation Serif1" fo:font-weight="normal" officeooo:rsid="000b3897" style:font-weight-complex="normal"/>
    </style:style>
    <style:style style:name="T11" style:family="text">
      <style:text-properties style:text-position="0% 100%" style:font-name="Liberation Serif1" officeooo:rsid="000fa3bf"/>
    </style:style>
    <style:style style:name="T12" style:family="text">
      <style:text-properties style:text-position="0% 100%" style:font-name="Liberation Serif1" fo:font-style="normal" officeooo:rsid="0020449e" style:font-style-asian="normal" style:font-style-complex="normal"/>
    </style:style>
    <style:style style:name="T13" style:family="text">
      <style:text-properties style:text-position="0% 100%" style:font-name="Liberation Serif1" fo:font-style="normal" officeooo:rsid="00222a4a" style:font-style-asian="normal" style:font-style-complex="normal"/>
    </style:style>
    <style:style style:name="T14" style:family="text">
      <style:text-properties style:text-position="0% 100%" fo:font-weight="normal" officeooo:rsid="0006daf5" style:font-weight-complex="normal"/>
    </style:style>
    <style:style style:name="T15" style:family="text">
      <style:text-properties style:text-position="0% 100%" officeooo:rsid="00381a68"/>
    </style:style>
    <style:style style:name="T16" style:family="text">
      <style:text-properties style:text-position="0% 100%" fo:font-style="normal" officeooo:rsid="003c9e76" style:font-style-asian="normal" style:font-style-complex="normal"/>
    </style:style>
    <style:style style:name="T17" style:family="text">
      <style:text-properties style:text-position="0% 100%" fo:font-style="normal" officeooo:rsid="003dea43" style:font-style-asian="normal" style:font-style-complex="normal"/>
    </style:style>
    <style:style style:name="T18" style:family="text">
      <style:text-properties style:text-position="0% 100%" fo:font-style="normal" style:text-underline-style="none" officeooo:rsid="003c9e76" style:font-style-asian="normal" style:font-style-complex="normal"/>
    </style:style>
    <style:style style:name="T19" style:family="text">
      <style:text-properties style:text-position="0% 100%" officeooo:rsid="003fcc52"/>
    </style:style>
    <style:style style:name="T20" style:family="text">
      <style:text-properties style:text-position="0% 100%" officeooo:rsid="00450c56"/>
    </style:style>
    <style:style style:name="T21" style:family="text">
      <style:text-properties fo:font-weight="normal" style:font-weight-asian="normal" style:font-weight-complex="normal"/>
    </style:style>
    <style:style style:name="T22" style:family="text">
      <style:text-properties fo:font-weight="normal" style:font-weight-complex="normal"/>
    </style:style>
    <style:style style:name="T23" style:family="text">
      <style:text-properties fo:font-weight="normal" officeooo:rsid="0006daf5" style:font-weight-complex="normal"/>
    </style:style>
    <style:style style:name="T24" style:family="text">
      <style:text-properties fo:font-variant="normal" fo:text-transform="none" fo:color="#000000" style:font-name="Liberation Serif" fo:letter-spacing="normal" style:font-name-asian="Liberation Serif" style:font-size-asian="10.5pt" style:font-style-asian="normal"/>
    </style:style>
    <style:style style:name="T25"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6"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7"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28" style:family="text">
      <style:text-properties fo:font-variant="normal" fo:text-transform="none" fo:color="#000000" style:font-name="Liberation Serif" fo:letter-spacing="normal" officeooo:rsid="00153305" style:font-name-asian="Liberation Serif" style:font-size-asian="10.5pt" style:font-style-asian="normal"/>
    </style:style>
    <style:style style:name="T29" style:family="text">
      <style:text-properties fo:font-variant="normal" fo:text-transform="none" fo:color="#000000" style:font-name="Liberation Serif" fo:letter-spacing="normal" officeooo:rsid="0016c9d1" style:font-name-asian="Liberation Serif" style:font-size-asian="10.5pt" style:font-style-asian="normal"/>
    </style:style>
    <style:style style:name="T30"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31"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32"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33"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34"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35"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36" style:family="text">
      <style:text-properties officeooo:rsid="00058766"/>
    </style:style>
    <style:style style:name="T37" style:family="text">
      <style:text-properties style:font-name="Liberation Serif1"/>
    </style:style>
    <style:style style:name="T38" style:family="text">
      <style:text-properties style:font-name="Liberation Serif1" officeooo:rsid="00058766"/>
    </style:style>
    <style:style style:name="T39" style:family="text">
      <style:text-properties style:font-name="Liberation Serif1" officeooo:rsid="00063587"/>
    </style:style>
    <style:style style:name="T40" style:family="text">
      <style:text-properties style:font-name="Liberation Serif1" officeooo:rsid="0006daf5"/>
    </style:style>
    <style:style style:name="T41" style:family="text">
      <style:text-properties style:font-name="Liberation Serif1" fo:font-style="italic" officeooo:rsid="00237409" style:font-style-asian="italic" style:font-style-complex="italic"/>
    </style:style>
    <style:style style:name="T42" style:family="text">
      <style:text-properties style:font-name="Liberation Serif1" fo:font-style="italic" fo:font-weight="normal" officeooo:rsid="0006daf5" style:font-style-asian="italic" style:font-style-complex="italic" style:font-weight-complex="normal"/>
    </style:style>
    <style:style style:name="T43" style:family="text">
      <style:text-properties style:font-name="Liberation Serif1" officeooo:rsid="000d9c89"/>
    </style:style>
    <style:style style:name="T44" style:family="text">
      <style:text-properties style:font-name="Liberation Serif1" officeooo:rsid="000fa3bf"/>
    </style:style>
    <style:style style:name="T45" style:family="text">
      <style:text-properties style:font-name="Liberation Serif1" officeooo:rsid="00136777"/>
    </style:style>
    <style:style style:name="T46" style:family="text">
      <style:text-properties style:font-name="Liberation Serif1" officeooo:rsid="001a104d"/>
    </style:style>
    <style:style style:name="T47" style:family="text">
      <style:text-properties style:font-name="Liberation Serif1" fo:font-style="normal" officeooo:rsid="00058766" style:font-style-asian="normal" style:font-style-complex="normal"/>
    </style:style>
    <style:style style:name="T48" style:family="text">
      <style:text-properties style:font-name="Liberation Serif1" fo:font-style="normal" officeooo:rsid="0020449e" style:font-style-asian="normal" style:font-style-complex="normal"/>
    </style:style>
    <style:style style:name="T49" style:family="text">
      <style:text-properties style:font-name="Liberation Serif1" fo:font-style="normal" officeooo:rsid="00222a4a" style:font-style-asian="normal" style:font-style-complex="normal"/>
    </style:style>
    <style:style style:name="T50" style:family="text">
      <style:text-properties style:font-name="Liberation Serif1" fo:font-style="normal" officeooo:rsid="00229e06" style:font-style-asian="normal" style:font-style-complex="normal"/>
    </style:style>
    <style:style style:name="T51" style:family="text">
      <style:text-properties style:font-name="Liberation Serif1" fo:font-style="normal" officeooo:rsid="00262ced" style:font-style-asian="normal" style:font-style-complex="normal"/>
    </style:style>
    <style:style style:name="T52" style:family="text">
      <style:text-properties style:font-name="Liberation Serif1" fo:font-style="normal" officeooo:rsid="00237409" style:font-style-asian="normal" style:font-style-complex="normal"/>
    </style:style>
    <style:style style:name="T53" style:family="text">
      <style:text-properties style:font-name="Liberation Serif1" fo:font-style="normal" officeooo:rsid="0025147f" style:font-style-asian="normal" style:font-style-complex="normal"/>
    </style:style>
    <style:style style:name="T54" style:family="text">
      <style:text-properties style:font-name="Liberation Serif" officeooo:rsid="00058766"/>
    </style:style>
    <style:style style:name="T55" style:family="text">
      <style:text-properties style:font-name="Liberation Serif" officeooo:rsid="00063587"/>
    </style:style>
    <style:style style:name="T56" style:family="text">
      <style:text-properties officeooo:rsid="0006daf5"/>
    </style:style>
    <style:style style:name="T57" style:family="text">
      <style:text-properties style:text-position="sub 58%" style:font-name="Liberation Serif1" fo:font-weight="normal" officeooo:rsid="00093ce7" style:font-weight-complex="normal"/>
    </style:style>
    <style:style style:name="T58" style:family="text">
      <style:text-properties style:text-position="sub 58%" style:font-name="Liberation Serif1" fo:font-weight="normal" officeooo:rsid="0006daf5" style:font-weight-complex="normal"/>
    </style:style>
    <style:style style:name="T59" style:family="text">
      <style:text-properties style:text-position="sub 58%" officeooo:rsid="0014a511"/>
    </style:style>
    <style:style style:name="T60" style:family="text">
      <style:text-properties fo:font-style="italic" officeooo:rsid="0014a511" style:font-style-asian="italic" style:font-style-complex="italic"/>
    </style:style>
    <style:style style:name="T61" style:family="text">
      <style:text-properties fo:font-style="italic" officeooo:rsid="003c9e76" style:font-style-asian="italic" style:font-style-complex="italic"/>
    </style:style>
    <style:style style:name="T62" style:family="text">
      <style:text-properties fo:font-style="italic" officeooo:rsid="003dea43" style:font-style-asian="italic" style:font-style-complex="italic"/>
    </style:style>
    <style:style style:name="T63" style:family="text">
      <style:text-properties fo:font-style="normal" officeooo:rsid="000fa3bf" style:font-style-asian="normal" style:font-style-complex="normal"/>
    </style:style>
    <style:style style:name="T64" style:family="text">
      <style:text-properties fo:font-style="normal" officeooo:rsid="0020449e" style:font-style-asian="normal" style:font-style-complex="normal"/>
    </style:style>
    <style:style style:name="T65" style:family="text">
      <style:text-properties fo:font-style="normal" officeooo:rsid="00339ad2" style:font-style-asian="normal" style:font-style-complex="normal"/>
    </style:style>
    <style:style style:name="T66" style:family="text">
      <style:text-properties fo:font-style="normal" officeooo:rsid="0034e9b1" style:font-style-asian="normal" style:font-style-complex="normal"/>
    </style:style>
    <style:style style:name="T67" style:family="text">
      <style:text-properties fo:font-style="normal" officeooo:rsid="00369e82" style:font-style-asian="normal" style:font-style-complex="normal"/>
    </style:style>
    <style:style style:name="T68" style:family="text">
      <style:text-properties fo:font-style="normal" officeooo:rsid="0036d57b" style:font-style-asian="normal" style:font-style-complex="normal"/>
    </style:style>
    <style:style style:name="T69" style:family="text">
      <style:text-properties fo:font-style="normal" officeooo:rsid="0036e442" style:font-style-asian="normal" style:font-style-complex="normal"/>
    </style:style>
    <style:style style:name="T70" style:family="text">
      <style:text-properties fo:font-style="normal" officeooo:rsid="003c9e76" style:font-style-asian="normal" style:font-style-complex="normal"/>
    </style:style>
    <style:style style:name="T71" style:family="text">
      <style:text-properties fo:font-style="normal" officeooo:rsid="003dea43" style:font-style-asian="normal" style:font-style-complex="normal"/>
    </style:style>
    <style:style style:name="T72" style:family="text">
      <style:text-properties fo:font-style="normal" officeooo:rsid="0046ea9a" style:font-style-asian="normal" style:font-style-complex="normal"/>
    </style:style>
    <style:style style:name="T73" style:family="text">
      <style:text-properties fo:font-style="normal" style:text-underline-style="none" officeooo:rsid="003c9e76" style:font-style-asian="normal" style:font-style-complex="normal"/>
    </style:style>
    <style:style style:name="T74" style:family="text">
      <style:text-properties style:text-position="super 58%" style:font-name="Liberation Serif1" fo:font-style="normal" officeooo:rsid="00222a4a" style:font-style-asian="normal" style:font-style-complex="normal"/>
    </style:style>
    <style:style style:name="T75" style:family="text">
      <style:text-properties style:text-position="super 58%" style:font-name="Liberation Serif1" fo:font-style="normal" officeooo:rsid="00229e06" style:font-style-asian="normal" style:font-style-complex="normal"/>
    </style:style>
    <style:style style:name="T76" style:family="text">
      <style:text-properties fo:color="#000000" fo:font-weight="normal" officeooo:rsid="0006daf5" style:font-weight-complex="normal"/>
    </style:style>
    <style:style style:name="T77" style:family="text">
      <style:text-properties fo:color="#000000" fo:font-weight="normal" officeooo:rsid="000ee3d2" style:font-weight-complex="normal"/>
    </style:style>
    <style:style style:name="T78" style:family="text">
      <style:text-properties fo:color="#000000" style:font-name="Liberation Serif" fo:font-weight="normal" officeooo:rsid="0006daf5" style:font-name-asian="Liberation Serif" style:font-weight-complex="normal"/>
    </style:style>
    <style:style style:name="T79" style:family="text">
      <style:text-properties fo:color="#000000" style:font-name="Liberation Serif" fo:font-weight="normal" officeooo:rsid="000ee3d2" style:font-name-asian="Liberation Serif" style:font-weight-complex="normal"/>
    </style:style>
    <style:style style:name="T80" style:family="text">
      <style:text-properties fo:color="#000000" style:font-name="Liberation Serif" fo:font-weight="normal" officeooo:rsid="00110c07" style:font-name-asian="Liberation Serif" style:font-weight-complex="normal"/>
    </style:style>
    <style:style style:name="T81"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82" style:family="text">
      <style:text-properties fo:color="#000000" style:text-position="0% 100%" style:font-name="Liberation Serif" fo:font-weight="normal" officeooo:rsid="00093ce7" style:font-name-asian="Liberation Serif" style:font-weight-complex="normal"/>
    </style:style>
    <style:style style:name="T83" style:family="text">
      <style:text-properties fo:color="#000000" style:text-position="sub 58%" style:font-name="Liberation Serif" fo:font-weight="normal" officeooo:rsid="00093ce7" style:font-name-asian="Liberation Serif" style:font-weight-complex="normal"/>
    </style:style>
    <style:style style:name="T84" style:family="text">
      <style:text-properties fo:color="#000000" style:text-position="super 58%" style:font-name="Liberation Serif" fo:font-weight="normal" officeooo:rsid="000ee3d2" style:font-name-asian="Liberation Serif" style:font-weight-complex="normal"/>
    </style:style>
    <style:style style:name="T85"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86" style:family="text">
      <style:text-properties officeooo:rsid="0014a511"/>
    </style:style>
    <style:style style:name="T87" style:family="text">
      <style:text-properties officeooo:rsid="001eb37f"/>
    </style:style>
    <style:style style:name="T88" style:family="text">
      <style:text-properties officeooo:rsid="00222a4a"/>
    </style:style>
    <style:style style:name="T89" style:family="text">
      <style:text-properties officeooo:rsid="0025147f"/>
    </style:style>
    <style:style style:name="T90" style:family="text">
      <style:text-properties officeooo:rsid="0039f8a9"/>
    </style:style>
    <style:style style:name="T91" style:family="text">
      <style:text-properties officeooo:rsid="003c9e76"/>
    </style:style>
    <style:style style:name="T92" style:family="text">
      <style:text-properties officeooo:rsid="003e6c18"/>
    </style:style>
    <style:style style:name="T93" style:family="text">
      <style:text-properties officeooo:rsid="003fcc52"/>
    </style:style>
    <style:style style:name="T94" style:family="text">
      <style:text-properties fo:font-weight="bold" style:font-weight-asian="bold" style:font-weight-complex="bold"/>
    </style:style>
    <style:style style:name="T95" style:family="text">
      <style:text-properties fo:font-weight="bold" officeooo:rsid="00066895" style:font-weight-asian="bold" style:font-weight-complex="bold"/>
    </style:style>
    <style:style style:name="T96" style:family="text">
      <style:text-properties fo:font-weight="bold" officeooo:rsid="000734a5" style:font-weight-asian="bold" style:font-weight-complex="bold"/>
    </style:style>
    <style:style style:name="T97" style:family="text">
      <style:text-properties officeooo:rsid="00450c56"/>
    </style:style>
    <style:style style:name="T9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style:font-name="Ubuntu" fo:font-size="10pt" fo:language="en" fo:country="US" style:language-asian="zh" style:country-asian="CN" style:language-complex="hi" style:country-complex="IN"/>
    </style:style>
    <style:style style:name="T102"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95">Spatial d</text:span><text:span text:style-name="T94">istribution</text:span><text:span text:style-name="T96"> and seasonal changes </text:span><text:span text:style-name="T94">of fish and zooplankton </text:span><text:span text:style-name="T96">density </text:span><text:span text:style-name="T94">in </text:span><text:span text:style-name="T95">four alpine</text:span><text:span text:style-name="T94"> lakes </text:span><text:span text:style-name="T95">in the Sierra Nevada, California</text:span></text:p>
      <text:p text:style-name="P8"/>
      <text:p text:style-name="P1">Authors: Urmy <text:span text:style-name="T1">and</text:span> Warren</text:p>
      <text:p text:style-name="P8"/>
      <text:p text:style-name="P1">Target journal: L&amp;O, <text:span text:style-name="T2">Hydrobiologia, CJFAS, </text:span></text:p>
      <text:p text:style-name="P8"/>
      <text:p text:style-name="P8">Abstract</text:p>
      <text:p text:style-name="P1"/>
      <text:p text:style-name="P8">Introduction</text:p>
      <text:p text:style-name="P19"/>
      <text:p text:style-name="P20"><text:tab/><text:span text:style-name="T92">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ibility, most models of aquatic food webs assume, explicitly or implicitly, that the spatial distributions of their component species can be ignored </text:span><text:reference-mark-start text:name="ADDIN CSL_CITATION {&quot;schema&quot;: &quot;https://github.com/citation-style-language/schema/raw/master/csl-citation.json&quot;, &quot;citationItems&quot;: [{&quot;id&quot;: &quot;ITEM-1&quot;, &quot;uris&quot;: [&quot;http://www.mendeley.com/documents/?uuid=7cd2e438-24a5-418f-b135-c54a575387ab&quot;], &quot;itemData&quot;: {&quot;volume&quot;: &quot;2&quot;, &quot;page&quot;: &quot;150-155&quot;, &quot;PMID&quot;: &quot;23565330&quot;, &quot;author&quot;: [{&quot;given&quot;: &quot;Daniel&quot;, &quot;non-dropping-particle&quot;: &quot;&quot;, &quot;parse-names&quot;: false, &quot;dropping-particle&quot;: &quot;&quot;, &quot;family&quot;: &quot;Gr\u00fcnbaum&quot;, &quot;suffix&quot;: &quot;&quot;}], &quot;issue&quot;: &quot;2&quot;, &quot;issued&quot;: {&quot;date-parts&quot;: [[&quot;2012&quot;]]}, &quot;DOI&quot;: &quot;10.1098/rsfs.2011.0084&quot;, &quot;ISSN&quot;: &quot;2042-8898&quot;, &quot;container-title&quot;: &quot;Interface Focus&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d&quot;: &quot;ITEM-1&quot;, &quot;title&quot;: &quot;The logic of ecological patchiness&quot;}}], &quot;mendeley&quot;: {&quot;formattedCitation&quot;: &quot;(Gr\u00fcnbaum 2012)&quot;, &quot;plainTextFormattedCitation&quot;: &quot;(Gr\u00fcnbaum 2012)&quot;, &quot;previouslyFormattedCitation&quot;: &quot;(Gr\u00fcnbaum 2012)&quot;}, &quot;properties&quot;: {&quot;noteIndex&quot;: 0}} RND1QZFAbR7bK"/><text:span text:style-name="T15">(Grünbaum 2012)</text:span><text:reference-mark-end text:name="ADDIN CSL_CITATION {&quot;schema&quot;: &quot;https://github.com/citation-style-language/schema/raw/master/csl-citation.json&quot;, &quot;citationItems&quot;: [{&quot;id&quot;: &quot;ITEM-1&quot;, &quot;uris&quot;: [&quot;http://www.mendeley.com/documents/?uuid=7cd2e438-24a5-418f-b135-c54a575387ab&quot;], &quot;itemData&quot;: {&quot;volume&quot;: &quot;2&quot;, &quot;page&quot;: &quot;150-155&quot;, &quot;PMID&quot;: &quot;23565330&quot;, &quot;author&quot;: [{&quot;given&quot;: &quot;Daniel&quot;, &quot;non-dropping-particle&quot;: &quot;&quot;, &quot;parse-names&quot;: false, &quot;dropping-particle&quot;: &quot;&quot;, &quot;family&quot;: &quot;Gr\u00fcnbaum&quot;, &quot;suffix&quot;: &quot;&quot;}], &quot;issue&quot;: &quot;2&quot;, &quot;issued&quot;: {&quot;date-parts&quot;: [[&quot;2012&quot;]]}, &quot;DOI&quot;: &quot;10.1098/rsfs.2011.0084&quot;, &quot;ISSN&quot;: &quot;2042-8898&quot;, &quot;container-title&quot;: &quot;Interface Focus&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d&quot;: &quot;ITEM-1&quot;, &quot;title&quot;: &quot;The logic of ecological patchiness&quot;}}], &quot;mendeley&quot;: {&quot;formattedCitation&quot;: &quot;(Gr\u00fcnbaum 2012)&quot;, &quot;plainTextFormattedCitation&quot;: &quot;(Gr\u00fcnbaum 2012)&quot;, &quot;previouslyFormattedCitation&quot;: &quot;(Gr\u00fcnbaum 2012)&quot;}, &quot;properties&quot;: {&quot;noteIndex&quot;: 0}} RND1QZFAbR7bK"/><text:span text:style-name="T92">⁠. <text:s/>However, this may not always be a valid assumption, since patchiness is common in nature, and large fractions of total predation can occur in very local patches over short timespans </text:span><text:reference-mark-start text:name="ADDIN CSL_CITATION {&quot;schema&quot;: &quot;https://github.com/citation-style-language/schema/raw/master/csl-citation.json&quot;, &quot;citationItems&quot;: [{&quot;id&quot;: &quot;ITEM-1&quot;, &quot;uris&quot;: [&quot;http://www.mendeley.com/documents/?uuid=0af0b392-ab1f-4cf0-96ac-9273e4556797&quot;], &quot;itemData&quot;: {&quot;type&quot;: &quot;article-journal&quot;, &quot;author&quot;: [{&quot;given&quot;: &quot;Axel&quot;, &quot;non-dropping-particle&quot;: &quot;&quot;, &quot;parse-names&quot;: false, &quot;dropping-particle&quot;: &quot;&quot;, &quot;family&quot;: &quot;Temming&quot;, &quot;suffix&quot;: &quot;&quot;}, {&quot;given&quot;: &quot;Jens&quot;, &quot;non-dropping-particle&quot;: &quot;&quot;, &quot;parse-names&quot;: false, &quot;dropping-particle&quot;: &quot;&quot;, &quot;family&quot;: &quot;Floeter&quot;, &quot;suffix&quot;: &quot;&quot;}, {&quot;given&quot;: &quot;Siegfried&quot;, &quot;non-dropping-particle&quot;: &quot;&quot;, &quot;parse-names&quot;: false, &quot;dropping-particle&quot;: &quot;&quot;, &quot;family&quot;: &quot;Ehrich&quot;, &quot;suffix&quot;: &quot;&quot;}], &quot;title&quot;: &quot;Predation Hot Spots: Large Scale Impact of Local Aggregations&quot;, &quot;issued&quot;: {&quot;date-parts&quot;: [[&quot;2007&quot;, &quot;7&quot;, &quot;26&quot;]]}, &quot;volume&quot;: &quot;10&quot;, &quot;DOI&quot;: &quot;10.1007/s10021-007-9066-3&quot;, &quot;page&quot;: &quot;865-876&quot;, &quot;ISSN&quot;: &quot;1432-9840&quot;, &quot;issue&quot;: &quot;6&quot;, &quot;id&quot;: &quot;ITEM-1&quot;, &quot;container-title&quot;: &quot;Ecosystems&quot;}}], &quot;mendeley&quot;: {&quot;formattedCitation&quot;: &quot;(Temming et al. 2007)&quot;, &quot;plainTextFormattedCitation&quot;: &quot;(Temming et al. 2007)&quot;, &quot;previouslyFormattedCitation&quot;: &quot;(Temming et al. 2007)&quot;}, &quot;properties&quot;: {&quot;noteIndex&quot;: 0}} RNDiqKgaySvRE"/><text:span text:style-name="T15">(Temming et al. 2007)</text:span><text:reference-mark-end text:name="ADDIN CSL_CITATION {&quot;schema&quot;: &quot;https://github.com/citation-style-language/schema/raw/master/csl-citation.json&quot;, &quot;citationItems&quot;: [{&quot;id&quot;: &quot;ITEM-1&quot;, &quot;uris&quot;: [&quot;http://www.mendeley.com/documents/?uuid=0af0b392-ab1f-4cf0-96ac-9273e4556797&quot;], &quot;itemData&quot;: {&quot;type&quot;: &quot;article-journal&quot;, &quot;author&quot;: [{&quot;given&quot;: &quot;Axel&quot;, &quot;non-dropping-particle&quot;: &quot;&quot;, &quot;parse-names&quot;: false, &quot;dropping-particle&quot;: &quot;&quot;, &quot;family&quot;: &quot;Temming&quot;, &quot;suffix&quot;: &quot;&quot;}, {&quot;given&quot;: &quot;Jens&quot;, &quot;non-dropping-particle&quot;: &quot;&quot;, &quot;parse-names&quot;: false, &quot;dropping-particle&quot;: &quot;&quot;, &quot;family&quot;: &quot;Floeter&quot;, &quot;suffix&quot;: &quot;&quot;}, {&quot;given&quot;: &quot;Siegfried&quot;, &quot;non-dropping-particle&quot;: &quot;&quot;, &quot;parse-names&quot;: false, &quot;dropping-particle&quot;: &quot;&quot;, &quot;family&quot;: &quot;Ehrich&quot;, &quot;suffix&quot;: &quot;&quot;}], &quot;title&quot;: &quot;Predation Hot Spots: Large Scale Impact of Local Aggregations&quot;, &quot;issued&quot;: {&quot;date-parts&quot;: [[&quot;2007&quot;, &quot;7&quot;, &quot;26&quot;]]}, &quot;volume&quot;: &quot;10&quot;, &quot;DOI&quot;: &quot;10.1007/s10021-007-9066-3&quot;, &quot;page&quot;: &quot;865-876&quot;, &quot;ISSN&quot;: &quot;1432-9840&quot;, &quot;issue&quot;: &quot;6&quot;, &quot;id&quot;: &quot;ITEM-1&quot;, &quot;container-title&quot;: &quot;Ecosystems&quot;}}], &quot;mendeley&quot;: {&quot;formattedCitation&quot;: &quot;(Temming et al. 2007)&quot;, &quot;plainTextFormattedCitation&quot;: &quot;(Temming et al. 2007)&quot;, &quot;previouslyFormattedCitation&quot;: &quot;(Temming et al. 2007)&quot;}, &quot;properties&quot;: {&quot;noteIndex&quot;: 0}} RNDiqKgaySvRE"/><text:span text:style-name="T92">⁠.</text:span></text:p>
      <text:p text:style-name="P21"><text:tab/><text:span text:style-name="T90">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e.g., ***citations***) have better spatial resolution than traps or nets, though observations are still limited to the instrument's towed path through the water, and they lose taxonomic resolution relative to direct samples. <text:s/></text:span></text:p>
      <text:p text:style-name="P21"><text:span text:style-name="T91"><text:tab/>In contrast, active acoustics (i.e., sonar) can measure the density of animals through the water column quickly and at high (sub-meter) resolution. <text:s/>Acoustics are regularly used to survey fish in lakes, but have rarely been used for zooplankton. <text:s/>This is mostly due to the fact that most lake zooplankton scatter sound very weakly at the acoustic frequencies used for fish surveys, with the notable example of some larger genera such as </text:span><text:span text:style-name="T70">Mysis </text:span><text:reference-mark-start text:name="ADDIN CSL_CITATION {&quot;schema&quot;: &quot;https://github.com/citation-style-language/schema/raw/master/csl-citation.json&quot;, &quot;citationItems&quot;: [{&quot;id&quot;: &quot;ITEM-1&quot;, &quot;uris&quot;: [&quot;http://www.mendeley.com/documents/?uuid=94d37a77-34e0-4af9-8109-06248b3cf5b2&quot;], &quot;itemData&quot;: {&quot;ISBN&quot;: &quot;0706-652X&quot;, &quot;page&quot;: &quot;2769-2779&quot;, &quot;author&quot;: [{&quot;given&quot;: &quot;Lars G.&quot;, &quot;non-dropping-particle&quot;: &quot;&quot;, &quot;parse-names&quot;: false, &quot;dropping-particle&quot;: &quot;&quot;, &quot;family&quot;: &quot;Rudstam&quot;, &quot;suffix&quot;: &quot;&quot;}, {&quot;given&quot;: &quot;Frank R.&quot;, &quot;non-dropping-particle&quot;: &quot;&quot;, &quot;parse-names&quot;: false, &quot;dropping-particle&quot;: &quot;&quot;, &quot;family&quot;: &quot;Knudsen&quot;, &quot;suffix&quot;: &quot;&quot;}, {&quot;given&quot;: &quot;Helge&quot;, &quot;non-dropping-particle&quot;: &quot;&quot;, &quot;parse-names&quot;: false, &quot;dropping-particle&quot;: &quot;&quot;, &quot;family&quot;: &quot;Balk&quot;, &quot;suffix&quot;: &quot;&quot;}, {&quot;given&quot;: &quot;Gideon&quot;, &quot;non-dropping-particle&quot;: &quot;&quot;, &quot;parse-names&quot;: false, &quot;dropping-particle&quot;: &quot;&quot;, &quot;family&quot;: &quot;Gal&quot;, &quot;suffix&quot;: &quot;&quot;}, {&quot;given&quot;: &quot;Brent T.&quot;, &quot;non-dropping-particle&quot;: &quot;&quot;, &quot;parse-names&quot;: false, &quot;dropping-particle&quot;: &quot;&quot;, &quot;family&quot;: &quot;Boscarino&quot;, &quot;suffix&quot;: &quot;&quot;}, {&quot;given&quot;: &quot;Thomas&quot;, &quot;non-dropping-particle&quot;: &quot;&quot;, &quot;parse-names&quot;: false, &quot;dropping-particle&quot;: &quot;&quot;, &quot;family&quot;: &quot;Axenrot&quot;, &quot;suffix&quot;: &quot;&quot;}], &quot;issue&quot;: &quot;12&quot;, &quot;issued&quot;: {&quot;date-parts&quot;: [[&quot;2008&quot;]]}, &quot;DOI&quot;: &quot;10.1139/F08-179&quot;, &quot;ISSN&quot;: &quot;0706-652X&quot;, &quot;container-title&quot;: &quot;Canadian Journal of Fisheries and Aquatic Sciences&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volume&quot;: &quot;65&quot;, &quot;id&quot;: &quot;ITEM-1&quot;, &quot;title&quot;: &quot;Acoustic characterization of Mysis relicta at multiple frequencies&quot;}}], &quot;mendeley&quot;: {&quot;formattedCitation&quot;: &quot;(Rudstam et al. 2008)&quot;, &quot;plainTextFormattedCitation&quot;: &quot;(Rudstam et al. 2008)&quot;, &quot;previouslyFormattedCitation&quot;: &quot;(Rudstam et al. 2008)&quot;}, &quot;properties&quot;: {&quot;noteIndex&quot;: 0}} RNDrUan36vxZM"/><text:span text:style-name="T16">(Rudstam et al. 2008)</text:span><text:reference-mark-end text:name="ADDIN CSL_CITATION {&quot;schema&quot;: &quot;https://github.com/citation-style-language/schema/raw/master/csl-citation.json&quot;, &quot;citationItems&quot;: [{&quot;id&quot;: &quot;ITEM-1&quot;, &quot;uris&quot;: [&quot;http://www.mendeley.com/documents/?uuid=94d37a77-34e0-4af9-8109-06248b3cf5b2&quot;], &quot;itemData&quot;: {&quot;ISBN&quot;: &quot;0706-652X&quot;, &quot;page&quot;: &quot;2769-2779&quot;, &quot;author&quot;: [{&quot;given&quot;: &quot;Lars G.&quot;, &quot;non-dropping-particle&quot;: &quot;&quot;, &quot;parse-names&quot;: false, &quot;dropping-particle&quot;: &quot;&quot;, &quot;family&quot;: &quot;Rudstam&quot;, &quot;suffix&quot;: &quot;&quot;}, {&quot;given&quot;: &quot;Frank R.&quot;, &quot;non-dropping-particle&quot;: &quot;&quot;, &quot;parse-names&quot;: false, &quot;dropping-particle&quot;: &quot;&quot;, &quot;family&quot;: &quot;Knudsen&quot;, &quot;suffix&quot;: &quot;&quot;}, {&quot;given&quot;: &quot;Helge&quot;, &quot;non-dropping-particle&quot;: &quot;&quot;, &quot;parse-names&quot;: false, &quot;dropping-particle&quot;: &quot;&quot;, &quot;family&quot;: &quot;Balk&quot;, &quot;suffix&quot;: &quot;&quot;}, {&quot;given&quot;: &quot;Gideon&quot;, &quot;non-dropping-particle&quot;: &quot;&quot;, &quot;parse-names&quot;: false, &quot;dropping-particle&quot;: &quot;&quot;, &quot;family&quot;: &quot;Gal&quot;, &quot;suffix&quot;: &quot;&quot;}, {&quot;given&quot;: &quot;Brent T.&quot;, &quot;non-dropping-particle&quot;: &quot;&quot;, &quot;parse-names&quot;: false, &quot;dropping-particle&quot;: &quot;&quot;, &quot;family&quot;: &quot;Boscarino&quot;, &quot;suffix&quot;: &quot;&quot;}, {&quot;given&quot;: &quot;Thomas&quot;, &quot;non-dropping-particle&quot;: &quot;&quot;, &quot;parse-names&quot;: false, &quot;dropping-particle&quot;: &quot;&quot;, &quot;family&quot;: &quot;Axenrot&quot;, &quot;suffix&quot;: &quot;&quot;}], &quot;issue&quot;: &quot;12&quot;, &quot;issued&quot;: {&quot;date-parts&quot;: [[&quot;2008&quot;]]}, &quot;DOI&quot;: &quot;10.1139/F08-179&quot;, &quot;ISSN&quot;: &quot;0706-652X&quot;, &quot;container-title&quot;: &quot;Canadian Journal of Fisheries and Aquatic Sciences&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volume&quot;: &quot;65&quot;, &quot;id&quot;: &quot;ITEM-1&quot;, &quot;title&quot;: &quot;Acoustic characterization of Mysis relicta at multiple frequencies&quot;}}], &quot;mendeley&quot;: {&quot;formattedCitation&quot;: &quot;(Rudstam et al. 2008)&quot;, &quot;plainTextFormattedCitation&quot;: &quot;(Rudstam et al. 2008)&quot;, &quot;previouslyFormattedCitation&quot;: &quot;(Rudstam et al. 2008)&quot;}, &quot;properties&quot;: {&quot;noteIndex&quot;: 0}} RNDrUan36vxZM"/><text:span text:style-name="T70">⁠ and </text:span><text:span text:style-name="T61">Macrohectopus</text:span><text:span text:style-name="T73"> </text:span><text:reference-mark-start text:name="ADDIN CSL_CITATION {&quot;schema&quot;: &quot;https://github.com/citation-style-language/schema/raw/master/csl-citation.json&quot;, &quot;citationItems&quot;: [{&quot;id&quot;: &quot;ITEM-1&quot;, &quot;uris&quot;: [&quot;http://www.mendeley.com/documents/?uuid=da2655c1-9c98-4930-a99e-397e71a2e103&quot;], &quot;itemData&quot;: {&quot;volume&quot;: &quot;38&quot;, &quot;author&quot;: [{&quot;given&quot;: &quot;N. G.&quot;, &quot;non-dropping-particle&quot;: &quot;&quot;, &quot;parse-names&quot;: false, &quot;dropping-particle&quot;: &quot;&quot;, &quot;family&quot;: &quot;Melnik&quot;, &quot;suffix&quot;: &quot;&quot;}, {&quot;given&quot;: &quot;O. A.&quot;, &quot;non-dropping-particle&quot;: &quot;&quot;, &quot;parse-names&quot;: false, &quot;dropping-particle&quot;: &quot;&quot;, &quot;family&quot;: &quot;Timoshkin&quot;, &quot;suffix&quot;: &quot;&quot;}, {&quot;given&quot;: &quot;V. G.&quot;, &quot;non-dropping-particle&quot;: &quot;&quot;, &quot;parse-names&quot;: false, &quot;dropping-particle&quot;: &quot;&quot;, &quot;family&quot;: &quot;Sidleva&quot;, &quot;suffix&quot;: &quot;&quot;}, {&quot;given&quot;: &quot;S.&quot;, &quot;non-dropping-particle&quot;: &quot;&quot;, &quot;parse-names&quot;: false, &quot;dropping-particle&quot;: &quot;V.&quot;, &quot;family&quot;: &quot;Pushkin&quot;, &quot;suffix&quot;: &quot;&quot;}, {&quot;given&quot;: &quot;V. S.&quot;, &quot;non-dropping-particle&quot;: &quot;&quot;, &quot;parse-names&quot;: false, &quot;dropping-particle&quot;: &quot;&quot;, &quot;family&quot;: &quot;Mamylov&quot;, &quot;suffix&quot;: &quot;&quot;}], &quot;title&quot;: &quot;Hydroacoustic measurement of the density of the Baikal macrozooplankter Macrohectopus branickii&quot;, &quot;page&quot;: &quot;425-434&quot;, &quot;DOI&quot;: &quot;10.4319/lo.1993.38.2.0425&quot;, &quot;type&quot;: &quot;article-journal&quot;, &quot;issued&quot;: {&quot;date-parts&quot;: [[&quot;1993&quot;]]}, &quot;id&quot;: &quot;ITEM-1&quot;, &quot;container-title&quot;: &quot;Limnology and Oceanography&quot;}}], &quot;mendeley&quot;: {&quot;formattedCitation&quot;: &quot;(Melnik et al. 1993)&quot;, &quot;plainTextFormattedCitation&quot;: &quot;(Melnik et al. 1993)&quot;, &quot;previouslyFormattedCitation&quot;: &quot;(Melnik et al. 1993)&quot;}, &quot;properties&quot;: {&quot;noteIndex&quot;: 0}} RNDhanGpxsH5U"/><text:span text:style-name="T18">(Melnik et al. 1993)</text:span><text:reference-mark-end text:name="ADDIN CSL_CITATION {&quot;schema&quot;: &quot;https://github.com/citation-style-language/schema/raw/master/csl-citation.json&quot;, &quot;citationItems&quot;: [{&quot;id&quot;: &quot;ITEM-1&quot;, &quot;uris&quot;: [&quot;http://www.mendeley.com/documents/?uuid=da2655c1-9c98-4930-a99e-397e71a2e103&quot;], &quot;itemData&quot;: {&quot;volume&quot;: &quot;38&quot;, &quot;author&quot;: [{&quot;given&quot;: &quot;N. G.&quot;, &quot;non-dropping-particle&quot;: &quot;&quot;, &quot;parse-names&quot;: false, &quot;dropping-particle&quot;: &quot;&quot;, &quot;family&quot;: &quot;Melnik&quot;, &quot;suffix&quot;: &quot;&quot;}, {&quot;given&quot;: &quot;O. A.&quot;, &quot;non-dropping-particle&quot;: &quot;&quot;, &quot;parse-names&quot;: false, &quot;dropping-particle&quot;: &quot;&quot;, &quot;family&quot;: &quot;Timoshkin&quot;, &quot;suffix&quot;: &quot;&quot;}, {&quot;given&quot;: &quot;V. G.&quot;, &quot;non-dropping-particle&quot;: &quot;&quot;, &quot;parse-names&quot;: false, &quot;dropping-particle&quot;: &quot;&quot;, &quot;family&quot;: &quot;Sidleva&quot;, &quot;suffix&quot;: &quot;&quot;}, {&quot;given&quot;: &quot;S.&quot;, &quot;non-dropping-particle&quot;: &quot;&quot;, &quot;parse-names&quot;: false, &quot;dropping-particle&quot;: &quot;V.&quot;, &quot;family&quot;: &quot;Pushkin&quot;, &quot;suffix&quot;: &quot;&quot;}, {&quot;given&quot;: &quot;V. S.&quot;, &quot;non-dropping-particle&quot;: &quot;&quot;, &quot;parse-names&quot;: false, &quot;dropping-particle&quot;: &quot;&quot;, &quot;family&quot;: &quot;Mamylov&quot;, &quot;suffix&quot;: &quot;&quot;}], &quot;title&quot;: &quot;Hydroacoustic measurement of the density of the Baikal macrozooplankter Macrohectopus branickii&quot;, &quot;page&quot;: &quot;425-434&quot;, &quot;DOI&quot;: &quot;10.4319/lo.1993.38.2.0425&quot;, &quot;type&quot;: &quot;article-journal&quot;, &quot;issued&quot;: {&quot;date-parts&quot;: [[&quot;1993&quot;]]}, &quot;id&quot;: &quot;ITEM-1&quot;, &quot;container-title&quot;: &quot;Limnology and Oceanography&quot;}}], &quot;mendeley&quot;: {&quot;formattedCitation&quot;: &quot;(Melnik et al. 1993)&quot;, &quot;plainTextFormattedCitation&quot;: &quot;(Melnik et al. 1993)&quot;, &quot;previouslyFormattedCitation&quot;: &quot;(Melnik et al. 1993)&quot;}, &quot;properties&quot;: {&quot;noteIndex&quot;: 0}} RNDhanGpxsH5U"/><text:span text:style-name="T73">⁠</text:span><text:span text:style-name="T70">, and gas-bearing </text:span><text:span text:style-name="T71">larvae of midges in the genus </text:span><text:span text:style-name="T62">Chaoborus</text:span><text:span text:style-name="T71"> (***Northcote 1964, Teraguchi and Northcote 1966***). <text:s/>Only a few studies have used high-frequency (i.e. &gt; 200 kHz) acoustics to measure the </text:span><text:soft-page-break/><text:span text:style-name="T71">vertical or horizontal distribution of small (&lt; 2 mm) zooplankton </text:span><text:reference-mark-start text:name="ADDIN CSL_CITATION {&quot;schema&quot;: &quot;https://github.com/citation-style-language/schema/raw/master/csl-citation.json&quot;, &quot;citationItems&quot;: [{&quot;id&quot;: &quot;ITEM-1&quot;, &quot;uris&quot;: [&quot;http://www.mendeley.com/documents/?uuid=8d8e0a20-59ec-487d-8bfb-676e3b6f4823&quot;], &quot;itemData&quot;: {&quot;ISBN&quot;: &quot;0171-8630&quot;, &quot;page&quot;: &quot;215-227&quot;, &quot;author&quot;: [{&quot;given&quot;: &quot;M. R.&quot;, &quot;non-dropping-particle&quot;: &quot;&quot;, &quot;parse-names&quot;: false, &quot;dropping-particle&quot;: &quot;&quot;, &quot;family&quot;: &quot;Roman&quot;, &quot;suffix&quot;: &quot;&quot;}, {&quot;given&quot;: &quot;D.&quot;, &quot;non-dropping-particle&quot;: &quot;&quot;, &quot;parse-names&quot;: false, &quot;dropping-particle&quot;: &quot;V.&quot;, &quot;family&quot;: &quot;Holliday&quot;, &quot;suffix&quot;: &quot;&quot;}, {&quot;given&quot;: &quot;L. P.&quot;, &quot;non-dropping-particle&quot;: &quot;&quot;, &quot;parse-names&quot;: false, &quot;dropping-particle&quot;: &quot;&quot;, &quot;family&quot;: &quot;Sanford&quot;, &quot;suffix&quot;: &quot;&quot;}], &quot;container-title&quot;: &quot;Marine Ecology Progress Series&quot;, &quot;issued&quot;: {&quot;date-parts&quot;: [[&quot;2001&quot;]]}, &quot;DOI&quot;: &quot;10.3354/meps213215&quot;, &quot;ISSN&quot;: &quot;01718630&quot;, &quot;type&quot;: &quot;article-journal&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id&quot;: &quot;ITEM-1&quot;, &quot;title&quot;: &quot;Temporal and spatial patterns of zooplankton in the Chesapeake Bay turbidity maximum&quot;}}, {&quot;id&quot;: &quot;ITEM-2&quot;, &quot;uris&quot;: [&quot;http://www.mendeley.com/documents/?uuid=a3e4a669-f56f-44dc-aa9e-af973fa33e3c&quot;], &quot;itemData&quot;: {&quot;ISBN&quot;: &quot;0024-3590&quot;, &quot;page&quot;: &quot;2221-2233&quot;, &quot;PMID&quot;: &quot;318&quot;, &quot;author&quot;: [{&quot;given&quot;: &quot;Leif K.&quot;, &quot;non-dropping-particle&quot;: &quot;&quot;, &quot;parse-names&quot;: false, &quot;dropping-particle&quot;: &quot;&quot;, &quot;family&quot;: &quot;Hembre&quot;, &quot;suffix&quot;: &quot;&quot;}, {&quot;given&quot;: &quot;Robert O.&quot;, &quot;non-dropping-particle&quot;: &quot;&quot;, &quot;parse-names&quot;: false, &quot;dropping-particle&quot;: &quot;&quot;, &quot;family&quot;: &quot;Megard&quot;, &quot;suffix&quot;: &quot;&quot;}], &quot;issue&quot;: &quot;6&quot;, &quot;issued&quot;: {&quot;date-parts&quot;: [[&quot;2003&quot;]]}, &quot;DOI&quot;: &quot;10.4319/lo.2003.48.6.2221&quot;, &quot;type&quot;: &quot;article-journal&quot;, &quot;container-title&quot;: &quot;Limnology and Oceanography&quot;, &quot;title&quot;: &quot;Seasonal and diel patchiness of a Daphnia population: An acoustic analysis&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d&quot;: &quot;ITEM-2&quot;, &quot;ISSN&quot;: &quot;00243590&quot;}}, {&quot;id&quot;: &quot;ITEM-3&quot;, &quot;uris&quot;: [&quot;http://www.mendeley.com/documents/?uuid=768d5084-72ce-4f28-a8b5-e87e6d134dec&quot;], &quot;itemData&quot;: {&quot;volume&quot;: &quot;8&quot;, &quot;page&quot;: &quot;57-60&quot;, &quot;PMID&quot;: &quot;21813549&quot;, &quot;author&quot;: [{&quot;given&quot;: &quot;Susan E&quot;, &quot;non-dropping-particle&quot;: &quot;&quot;, &quot;parse-names&quot;: false, &quot;dropping-particle&quot;: &quot;&quot;, &quot;family&quot;: &quot;Parks&quot;, &quot;suffix&quot;: &quot;&quot;}, {&quot;given&quot;: &quot;Joseph D&quot;, &quot;non-dropping-particle&quot;: &quot;&quot;, &quot;parse-names&quot;: false, &quot;dropping-particle&quot;: &quot;&quot;, &quot;family&quot;: &quot;Warren&quot;, &quot;suffix&quot;: &quot;&quot;}, {&quot;given&quot;: &quot;Karen&quot;, &quot;non-dropping-particle&quot;: &quot;&quot;, &quot;parse-names&quot;: false, &quot;dropping-particle&quot;: &quot;&quot;, &quot;family&quot;: &quot;Stamieszkin&quot;, &quot;suffix&quot;: &quot;&quot;}, {&quot;given&quot;: &quot;Charles a&quot;, &quot;non-dropping-particle&quot;: &quot;&quot;, &quot;parse-names&quot;: false, &quot;dropping-particle&quot;: &quot;&quot;, &quot;family&quot;: &quot;Mayo&quot;, &quot;suffix&quot;: &quot;&quot;}, {&quot;given&quot;: &quot;David&quot;, &quot;non-dropping-particle&quot;: &quot;&quot;, &quot;parse-names&quot;: false, &quot;dropping-particle&quot;: &quot;&quot;, &quot;family&quot;: &quot;Wiley&quot;, &quot;suffix&quot;: &quot;&quot;}], &quot;issue&quot;: &quot;1&quot;, &quot;issued&quot;: {&quot;date-parts&quot;: [[&quot;2012&quot;, &quot;2&quot;, &quot;23&quot;]]}, &quot;DOI&quot;: &quot;10.1098/rsbl.2011.0578&quot;, &quot;ISSN&quot;: &quot;1744-957X&quot;, &quot;container-title&quot;: &quot;Biology letters&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d&quot;: &quot;ITEM-3&quot;, &quot;title&quot;: &quot;Dangerous dining: surface foraging of North Atlantic right whales increases risk of vessel collisions.&quot;}}],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properties&quot;: {&quot;noteIndex&quot;: 0}} RNDbnKwUvuwqL"/><text:span text:style-name="T17">(Roman et al. 2001, Hembre and Megard 2003, Parks et al. 2012)</text:span><text:reference-mark-end text:name="ADDIN CSL_CITATION {&quot;schema&quot;: &quot;https://github.com/citation-style-language/schema/raw/master/csl-citation.json&quot;, &quot;citationItems&quot;: [{&quot;id&quot;: &quot;ITEM-1&quot;, &quot;uris&quot;: [&quot;http://www.mendeley.com/documents/?uuid=8d8e0a20-59ec-487d-8bfb-676e3b6f4823&quot;], &quot;itemData&quot;: {&quot;ISBN&quot;: &quot;0171-8630&quot;, &quot;page&quot;: &quot;215-227&quot;, &quot;author&quot;: [{&quot;given&quot;: &quot;M. R.&quot;, &quot;non-dropping-particle&quot;: &quot;&quot;, &quot;parse-names&quot;: false, &quot;dropping-particle&quot;: &quot;&quot;, &quot;family&quot;: &quot;Roman&quot;, &quot;suffix&quot;: &quot;&quot;}, {&quot;given&quot;: &quot;D.&quot;, &quot;non-dropping-particle&quot;: &quot;&quot;, &quot;parse-names&quot;: false, &quot;dropping-particle&quot;: &quot;V.&quot;, &quot;family&quot;: &quot;Holliday&quot;, &quot;suffix&quot;: &quot;&quot;}, {&quot;given&quot;: &quot;L. P.&quot;, &quot;non-dropping-particle&quot;: &quot;&quot;, &quot;parse-names&quot;: false, &quot;dropping-particle&quot;: &quot;&quot;, &quot;family&quot;: &quot;Sanford&quot;, &quot;suffix&quot;: &quot;&quot;}], &quot;container-title&quot;: &quot;Marine Ecology Progress Series&quot;, &quot;issued&quot;: {&quot;date-parts&quot;: [[&quot;2001&quot;]]}, &quot;DOI&quot;: &quot;10.3354/meps213215&quot;, &quot;ISSN&quot;: &quot;01718630&quot;, &quot;type&quot;: &quot;article-journal&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id&quot;: &quot;ITEM-1&quot;, &quot;title&quot;: &quot;Temporal and spatial patterns of zooplankton in the Chesapeake Bay turbidity maximum&quot;}}, {&quot;id&quot;: &quot;ITEM-2&quot;, &quot;uris&quot;: [&quot;http://www.mendeley.com/documents/?uuid=a3e4a669-f56f-44dc-aa9e-af973fa33e3c&quot;], &quot;itemData&quot;: {&quot;ISBN&quot;: &quot;0024-3590&quot;, &quot;page&quot;: &quot;2221-2233&quot;, &quot;PMID&quot;: &quot;318&quot;, &quot;author&quot;: [{&quot;given&quot;: &quot;Leif K.&quot;, &quot;non-dropping-particle&quot;: &quot;&quot;, &quot;parse-names&quot;: false, &quot;dropping-particle&quot;: &quot;&quot;, &quot;family&quot;: &quot;Hembre&quot;, &quot;suffix&quot;: &quot;&quot;}, {&quot;given&quot;: &quot;Robert O.&quot;, &quot;non-dropping-particle&quot;: &quot;&quot;, &quot;parse-names&quot;: false, &quot;dropping-particle&quot;: &quot;&quot;, &quot;family&quot;: &quot;Megard&quot;, &quot;suffix&quot;: &quot;&quot;}], &quot;issue&quot;: &quot;6&quot;, &quot;issued&quot;: {&quot;date-parts&quot;: [[&quot;2003&quot;]]}, &quot;DOI&quot;: &quot;10.4319/lo.2003.48.6.2221&quot;, &quot;type&quot;: &quot;article-journal&quot;, &quot;container-title&quot;: &quot;Limnology and Oceanography&quot;, &quot;title&quot;: &quot;Seasonal and diel patchiness of a Daphnia population: An acoustic analysis&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volume&quot;: &quot;48&quot;, &quot;id&quot;: &quot;ITEM-2&quot;, &quot;ISSN&quot;: &quot;00243590&quot;}}, {&quot;id&quot;: &quot;ITEM-3&quot;, &quot;uris&quot;: [&quot;http://www.mendeley.com/documents/?uuid=768d5084-72ce-4f28-a8b5-e87e6d134dec&quot;], &quot;itemData&quot;: {&quot;volume&quot;: &quot;8&quot;, &quot;page&quot;: &quot;57-60&quot;, &quot;PMID&quot;: &quot;21813549&quot;, &quot;author&quot;: [{&quot;given&quot;: &quot;Susan E&quot;, &quot;non-dropping-particle&quot;: &quot;&quot;, &quot;parse-names&quot;: false, &quot;dropping-particle&quot;: &quot;&quot;, &quot;family&quot;: &quot;Parks&quot;, &quot;suffix&quot;: &quot;&quot;}, {&quot;given&quot;: &quot;Joseph D&quot;, &quot;non-dropping-particle&quot;: &quot;&quot;, &quot;parse-names&quot;: false, &quot;dropping-particle&quot;: &quot;&quot;, &quot;family&quot;: &quot;Warren&quot;, &quot;suffix&quot;: &quot;&quot;}, {&quot;given&quot;: &quot;Karen&quot;, &quot;non-dropping-particle&quot;: &quot;&quot;, &quot;parse-names&quot;: false, &quot;dropping-particle&quot;: &quot;&quot;, &quot;family&quot;: &quot;Stamieszkin&quot;, &quot;suffix&quot;: &quot;&quot;}, {&quot;given&quot;: &quot;Charles a&quot;, &quot;non-dropping-particle&quot;: &quot;&quot;, &quot;parse-names&quot;: false, &quot;dropping-particle&quot;: &quot;&quot;, &quot;family&quot;: &quot;Mayo&quot;, &quot;suffix&quot;: &quot;&quot;}, {&quot;given&quot;: &quot;David&quot;, &quot;non-dropping-particle&quot;: &quot;&quot;, &quot;parse-names&quot;: false, &quot;dropping-particle&quot;: &quot;&quot;, &quot;family&quot;: &quot;Wiley&quot;, &quot;suffix&quot;: &quot;&quot;}], &quot;issue&quot;: &quot;1&quot;, &quot;issued&quot;: {&quot;date-parts&quot;: [[&quot;2012&quot;, &quot;2&quot;, &quot;23&quot;]]}, &quot;DOI&quot;: &quot;10.1098/rsbl.2011.0578&quot;, &quot;ISSN&quot;: &quot;1744-957X&quot;, &quot;container-title&quot;: &quot;Biology letters&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d&quot;: &quot;ITEM-3&quot;, &quot;title&quot;: &quot;Dangerous dining: surface foraging of North Atlantic right whales increases risk of vessel collisions.&quot;}}],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properties&quot;: {&quot;noteIndex&quot;: 0}} RNDbnKwUvuwqL"/><text:span text:style-name="T71">⁠. <text:s/>Likewise, few studies in lakes have examined the joint distribution of zooplankton with their fish predators at the same fine spatial scale </text:span><text:reference-mark-start text:name="ADDIN CSL_CITATION {&quot;schema&quot;: &quot;https://github.com/citation-style-language/schema/raw/master/csl-citation.json&quot;, &quot;citationItems&quot;: [{&quot;id&quot;: &quot;ITEM-1&quot;, &quot;uris&quot;: [&quot;http://www.mendeley.com/documents/?uuid=65947f9e-b89c-4ab5-aab3-2048cbed2aad&quot;], &quot;itemData&quot;: {&quot;ISBN&quot;: &quot;0706-652X&quot;, &quot;page&quot;: &quot;1437-1451&quot;, &quot;author&quot;: [{&quot;given&quot;: &quot;Bernadette&quot;, &quot;non-dropping-particle&quot;: &quot;&quot;, &quot;parse-names&quot;: false, &quot;dropping-particle&quot;: &quot;&quot;, &quot;family&quot;: &quot;Pinel-Alloul&quot;, &quot;suffix&quot;: &quot;&quot;}, {&quot;given&quot;: &quot;Catherine&quot;, &quot;non-dropping-particle&quot;: &quot;&quot;, &quot;parse-names&quot;: false, &quot;dropping-particle&quot;: &quot;&quot;, &quot;family&quot;: &quot;Guay&quot;, &quot;suffix&quot;: &quot;&quot;}, {&quot;given&quot;: &quot;Nadine&quot;, &quot;non-dropping-particle&quot;: &quot;&quot;, &quot;parse-names&quot;: false, &quot;dropping-particle&quot;: &quot;&quot;, &quot;family&quot;: &quot;Angeli&quot;, &quot;suffix&quot;: &quot;&quot;}, {&quot;given&quot;: &quot;Pierre&quot;, &quot;non-dropping-particle&quot;: &quot;&quot;, &quot;parse-names&quot;: false, &quot;dropping-particle&quot;: &quot;&quot;, &quot;family&quot;: &quot;Legendre&quot;, &quot;suffix&quot;: &quot;&quot;}, {&quot;given&quot;: &quot;Pierre&quot;, &quot;non-dropping-particle&quot;: &quot;&quot;, &quot;parse-names&quot;: false, &quot;dropping-particle&quot;: &quot;&quot;, &quot;family&quot;: &quot;Dutilleul&quot;, &quot;suffix&quot;: &quot;&quot;}, {&quot;given&quot;: &quot;G\u00e9rard&quot;, &quot;non-dropping-particle&quot;: &quot;&quot;, &quot;parse-names&quot;: false, &quot;dropping-particle&quot;: &quot;&quot;, &quot;family&quot;: &quot;Balvay&quot;, &quot;suffix&quot;: &quot;&quot;}, {&quot;given&quot;: &quot;Daniel&quot;, &quot;non-dropping-particle&quot;: &quot;&quot;, &quot;parse-names&quot;: false, &quot;dropping-particle&quot;: &quot;&quot;, &quot;family&quot;: &quot;Gerdeaux&quot;, &quot;suffix&quot;: &quot;&quot;}, {&quot;given&quot;: &quot;Jean&quot;, &quot;non-dropping-particle&quot;: &quot;&quot;, &quot;parse-names&quot;: false, &quot;dropping-particle&quot;: &quot;&quot;, &quot;family&quot;: &quot;Guillard&quot;, &quot;suffix&quot;: &quot;&quot;}], &quot;container-title&quot;: &quot;Canadian Journal of Fisheries and Aquatic Sciences&quot;, &quot;issued&quot;: {&quot;date-parts&quot;: [[&quot;1999&quot;]]}, &quot;DOI&quot;: &quot;10.1139/f99-055&quot;, &quot;ISS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volume&quot;: &quot;56&quot;, &quot;id&quot;: &quot;ITEM-1&quot;, &quot;title&quot;: &quot;Large-scale spatial heterogeneity of macrozooplankton in Lake of Geneva&quot;}}, {&quot;id&quot;: &quot;ITEM-2&quot;, &quot;uris&quot;: [&quot;http://www.mendeley.com/documents/?uuid=b91a3a8c-586c-47f7-9d15-8a26cf04f63c&quot;], &quot;itemData&quot;: {&quot;volume&quot;: &quot;23&quot;, &quot;id&quot;: &quot;ITEM-2&quot;, &quot;page&quot;: &quot;1041-1060&quot;, &quot;author&quot;: [{&quot;given&quot;: &quot;St\u00e9phane&quot;, &quot;non-dropping-particle&quot;: &quot;&quot;, &quot;parse-names&quot;: false, &quot;dropping-particle&quot;: &quot;&quot;, &quot;family&quot;: &quot;Masson&quot;, &quot;suffix&quot;: &quot;&quot;}, {&quot;given&quot;: &quot;Nadine&quot;, &quot;non-dropping-particle&quot;: &quot;&quot;, &quot;parse-names&quot;: false, &quot;dropping-particle&quot;: &quot;&quot;, &quot;family&quot;: &quot;Angeli&quot;, &quot;suffix&quot;: &quot;&quot;}, {&quot;given&quot;: &quot;Jean&quot;, &quot;non-dropping-particle&quot;: &quot;&quot;, &quot;parse-names&quot;: false, &quot;dropping-particle&quot;: &quot;&quot;, &quot;family&quot;: &quot;Guillard&quot;, &quot;suffix&quot;: &quot;&quot;}, {&quot;given&quot;: &quot;Bernadette&quot;, &quot;non-dropping-particle&quot;: &quot;&quot;, &quot;parse-names&quot;: false, &quot;dropping-particle&quot;: &quot;&quot;, &quot;family&quot;: &quot;Pinel-Alloul&quot;, &quot;suffix&quot;: &quot;&quot;}], &quot;type&quot;: &quot;article-journal&quot;, &quot;title&quot;: &quot;Diel vertical and horizontal distribution of crustacean zooplankton and young of the year fish in a sub-alpine lake: an approach based on high frequency sampling&quot;, &quot;issue&quot;: &quot;10&quot;, &quot;container-title&quot;: &quot;Journal of Plankton Research&quot;, &quot;issued&quot;: {&quot;date-parts&quot;: [[&quot;2001&quot;]]}}}], &quot;mendeley&quot;: {&quot;formattedCitation&quot;: &quot;(Pinel-Alloul et al. 1999, Masson et al. 2001)&quot;, &quot;plainTextFormattedCitation&quot;: &quot;(Pinel-Alloul et al. 1999, Masson et al. 2001)&quot;, &quot;previouslyFormattedCitation&quot;: &quot;(Pinel-Alloul et al. 1999, Masson et al. 2001)&quot;}, &quot;properties&quot;: {&quot;noteIndex&quot;: 0}} RNDBhqmUutQrS"/><text:span text:style-name="T17">(Pinel-Alloul et al. 1999, Masson et al. 2001)</text:span><text:reference-mark-end text:name="ADDIN CSL_CITATION {&quot;schema&quot;: &quot;https://github.com/citation-style-language/schema/raw/master/csl-citation.json&quot;, &quot;citationItems&quot;: [{&quot;id&quot;: &quot;ITEM-1&quot;, &quot;uris&quot;: [&quot;http://www.mendeley.com/documents/?uuid=65947f9e-b89c-4ab5-aab3-2048cbed2aad&quot;], &quot;itemData&quot;: {&quot;ISBN&quot;: &quot;0706-652X&quot;, &quot;page&quot;: &quot;1437-1451&quot;, &quot;author&quot;: [{&quot;given&quot;: &quot;Bernadette&quot;, &quot;non-dropping-particle&quot;: &quot;&quot;, &quot;parse-names&quot;: false, &quot;dropping-particle&quot;: &quot;&quot;, &quot;family&quot;: &quot;Pinel-Alloul&quot;, &quot;suffix&quot;: &quot;&quot;}, {&quot;given&quot;: &quot;Catherine&quot;, &quot;non-dropping-particle&quot;: &quot;&quot;, &quot;parse-names&quot;: false, &quot;dropping-particle&quot;: &quot;&quot;, &quot;family&quot;: &quot;Guay&quot;, &quot;suffix&quot;: &quot;&quot;}, {&quot;given&quot;: &quot;Nadine&quot;, &quot;non-dropping-particle&quot;: &quot;&quot;, &quot;parse-names&quot;: false, &quot;dropping-particle&quot;: &quot;&quot;, &quot;family&quot;: &quot;Angeli&quot;, &quot;suffix&quot;: &quot;&quot;}, {&quot;given&quot;: &quot;Pierre&quot;, &quot;non-dropping-particle&quot;: &quot;&quot;, &quot;parse-names&quot;: false, &quot;dropping-particle&quot;: &quot;&quot;, &quot;family&quot;: &quot;Legendre&quot;, &quot;suffix&quot;: &quot;&quot;}, {&quot;given&quot;: &quot;Pierre&quot;, &quot;non-dropping-particle&quot;: &quot;&quot;, &quot;parse-names&quot;: false, &quot;dropping-particle&quot;: &quot;&quot;, &quot;family&quot;: &quot;Dutilleul&quot;, &quot;suffix&quot;: &quot;&quot;}, {&quot;given&quot;: &quot;G\u00e9rard&quot;, &quot;non-dropping-particle&quot;: &quot;&quot;, &quot;parse-names&quot;: false, &quot;dropping-particle&quot;: &quot;&quot;, &quot;family&quot;: &quot;Balvay&quot;, &quot;suffix&quot;: &quot;&quot;}, {&quot;given&quot;: &quot;Daniel&quot;, &quot;non-dropping-particle&quot;: &quot;&quot;, &quot;parse-names&quot;: false, &quot;dropping-particle&quot;: &quot;&quot;, &quot;family&quot;: &quot;Gerdeaux&quot;, &quot;suffix&quot;: &quot;&quot;}, {&quot;given&quot;: &quot;Jean&quot;, &quot;non-dropping-particle&quot;: &quot;&quot;, &quot;parse-names&quot;: false, &quot;dropping-particle&quot;: &quot;&quot;, &quot;family&quot;: &quot;Guillard&quot;, &quot;suffix&quot;: &quot;&quot;}], &quot;container-title&quot;: &quot;Canadian Journal of Fisheries and Aquatic Sciences&quot;, &quot;issued&quot;: {&quot;date-parts&quot;: [[&quot;1999&quot;]]}, &quot;DOI&quot;: &quot;10.1139/f99-055&quot;, &quot;ISS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volume&quot;: &quot;56&quot;, &quot;id&quot;: &quot;ITEM-1&quot;, &quot;title&quot;: &quot;Large-scale spatial heterogeneity of macrozooplankton in Lake of Geneva&quot;}}, {&quot;id&quot;: &quot;ITEM-2&quot;, &quot;uris&quot;: [&quot;http://www.mendeley.com/documents/?uuid=b91a3a8c-586c-47f7-9d15-8a26cf04f63c&quot;], &quot;itemData&quot;: {&quot;volume&quot;: &quot;23&quot;, &quot;id&quot;: &quot;ITEM-2&quot;, &quot;page&quot;: &quot;1041-1060&quot;, &quot;author&quot;: [{&quot;given&quot;: &quot;St\u00e9phane&quot;, &quot;non-dropping-particle&quot;: &quot;&quot;, &quot;parse-names&quot;: false, &quot;dropping-particle&quot;: &quot;&quot;, &quot;family&quot;: &quot;Masson&quot;, &quot;suffix&quot;: &quot;&quot;}, {&quot;given&quot;: &quot;Nadine&quot;, &quot;non-dropping-particle&quot;: &quot;&quot;, &quot;parse-names&quot;: false, &quot;dropping-particle&quot;: &quot;&quot;, &quot;family&quot;: &quot;Angeli&quot;, &quot;suffix&quot;: &quot;&quot;}, {&quot;given&quot;: &quot;Jean&quot;, &quot;non-dropping-particle&quot;: &quot;&quot;, &quot;parse-names&quot;: false, &quot;dropping-particle&quot;: &quot;&quot;, &quot;family&quot;: &quot;Guillard&quot;, &quot;suffix&quot;: &quot;&quot;}, {&quot;given&quot;: &quot;Bernadette&quot;, &quot;non-dropping-particle&quot;: &quot;&quot;, &quot;parse-names&quot;: false, &quot;dropping-particle&quot;: &quot;&quot;, &quot;family&quot;: &quot;Pinel-Alloul&quot;, &quot;suffix&quot;: &quot;&quot;}], &quot;type&quot;: &quot;article-journal&quot;, &quot;title&quot;: &quot;Diel vertical and horizontal distribution of crustacean zooplankton and young of the year fish in a sub-alpine lake: an approach based on high frequency sampling&quot;, &quot;issue&quot;: &quot;10&quot;, &quot;container-title&quot;: &quot;Journal of Plankton Research&quot;, &quot;issued&quot;: {&quot;date-parts&quot;: [[&quot;2001&quot;]]}}}], &quot;mendeley&quot;: {&quot;formattedCitation&quot;: &quot;(Pinel-Alloul et al. 1999, Masson et al. 2001)&quot;, &quot;plainTextFormattedCitation&quot;: &quot;(Pinel-Alloul et al. 1999, Masson et al. 2001)&quot;, &quot;previouslyFormattedCitation&quot;: &quot;(Pinel-Alloul et al. 1999, Masson et al. 2001)&quot;}, &quot;properties&quot;: {&quot;noteIndex&quot;: 0}} RNDBhqmUutQrS"/><text:span text:style-name="T71">⁠</text:span><text:span text:style-name="T71"><office:annotation><dc:creator>Sam Urmy</dc:creator><dc:date>2016-05-05T13:24:40.637601354</dc:date><text:list text:style-name=""><text:list-item><text:p text:style-name="P37"><text:span text:style-name="T99">Double-check these citations and add others</text:span></text:p></text:list-item></text:list></office:annotation></text:span><text:span text:style-name="T71">. <text:s/></text:span><text:span text:style-name="T93"><text:s text:c="2"/>Acoustic methods are uniquely suited to address these questions, though they do have limitations. <text:s/>Most importantly, echoes return only 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ir sensitive detection </text:span><text:reference-mark-start text:name="ADDIN CSL_CITATION {&quot;schema&quot;: &quot;https://github.com/citation-style-language/schema/raw/master/csl-citation.json&quot;, &quot;citationItems&quot;: [{&quot;id&quot;: &quot;ITEM-1&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1&quot;, &quot;container-title&quot;: &quot;Limnology and Oceanography: Methods&quot;, &quot;ISSN&quot;: &quot;15415856&quot;}}], &quot;mendeley&quot;: {&quot;formattedCitation&quot;: &quot;(Warren et al. 2016)&quot;, &quot;plainTextFormattedCitation&quot;: &quot;(Warren et al. 2016)&quot;, &quot;previouslyFormattedCitation&quot;: &quot;(Warren et al. 2016)&quot;}, &quot;properties&quot;: {&quot;noteIndex&quot;: 0}} RNDmY3ZpsXhAd"/><text:span text:style-name="T19">(Warren et al. 2016)</text:span><text:reference-mark-end text:name="ADDIN CSL_CITATION {&quot;schema&quot;: &quot;https://github.com/citation-style-language/schema/raw/master/csl-citation.json&quot;, &quot;citationItems&quot;: [{&quot;id&quot;: &quot;ITEM-1&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1&quot;, &quot;container-title&quot;: &quot;Limnology and Oceanography: Methods&quot;, &quot;ISSN&quot;: &quot;15415856&quot;}}], &quot;mendeley&quot;: {&quot;formattedCitation&quot;: &quot;(Warren et al. 2016)&quot;, &quot;plainTextFormattedCitation&quot;: &quot;(Warren et al. 2016)&quot;, &quot;previouslyFormattedCitation&quot;: &quot;(Warren et al. 2016)&quot;}, &quot;properties&quot;: {&quot;noteIndex&quot;: 0}} RNDmY3ZpsXhAd"/><text:span text:style-name="T93">⁠.</text:span></text:p>
      <text:p text:style-name="P22"><text:tab/><text:span text:style-name="T97">If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schema&quot;: &quot;https://github.com/citation-style-language/schema/raw/master/csl-citation.json&quot;, &quot;citationItems&quot;: [{&quot;id&quot;: &quot;ITEM-1&quot;, &quot;uris&quot;: [&quot;http://www.mendeley.com/documents/?uuid=08b58d4c-c399-44c9-8094-68e9fca39ea5&quot;], &quot;itemData&quot;: {&quot;type&quot;: &quot;article-journal&quot;, &quot;author&quot;: [{&quot;given&quot;: &quot;Craig E.&quot;, &quot;non-dropping-particle&quot;: &quot;&quot;, &quot;parse-names&quot;: false, &quot;dropping-particle&quot;: &quot;&quot;, &quot;family&quot;: &quot;Williamson&quot;, &quot;suffix&quot;: &quot;&quot;}, {&quot;given&quot;: &quot;Janet M.&quot;, &quot;non-dropping-particle&quot;: &quot;&quot;, &quot;parse-names&quot;: false, &quot;dropping-particle&quot;: &quot;&quot;, &quot;family&quot;: &quot;Fischer&quot;, &quot;suffix&quot;: &quot;&quot;}, {&quot;given&quot;: &quot;Stephen M.&quot;, &quot;non-dropping-particle&quot;: &quot;&quot;, &quot;parse-names&quot;: false, &quot;dropping-particle&quot;: &quot;&quot;, &quot;family&quot;: &quot;Bollens&quot;, &quot;suffix&quot;: &quot;&quot;}, {&quot;given&quot;: &quot;Erin P.&quot;, &quot;non-dropping-particle&quot;: &quot;&quot;, &quot;parse-names&quot;: false, &quot;dropping-particle&quot;: &quot;&quot;, &quot;family&quot;: &quot;Overholt&quot;, &quot;suffix&quot;: &quot;&quot;}, {&quot;given&quot;: &quot;Joanne K.&quot;, &quot;non-dropping-particle&quot;: &quot;&quot;, &quot;parse-names&quot;: false, &quot;dropping-particle&quot;: &quot;&quot;, &quot;family&quot;: &quot;Breckenridge&quot;, &quot;suffix&quot;: &quot;&quot;}], &quot;title&quot;: &quot;Towards a more comprehensive theory of zooplankton diel vertical migration: Integrating ultraviolet radiation and water transparency into the biotic paradigm&quot;, &quot;issued&quot;: {&quot;date-parts&quot;: [[&quot;2011&quot;]]}, &quot;volume&quot;: &quot;56&quot;, &quot;DOI&quot;: &quot;10.4319/lo.2011.56.5.1603&quot;, &quot;page&quot;: &quot;1603-1623&quot;, &quot;ISSN&quot;: &quot;00243590&quot;, &quot;issue&quot;: &quot;5&quot;, &quot;id&quot;: &quot;ITEM-1&quot;, &quot;container-title&quot;: &quot;Limnology and Oceanography&quot;}}, {&quot;id&quot;: &quot;ITEM-2&quot;, &quot;uris&quot;: [&quot;http://www.mendeley.com/documents/?uuid=1349c5a5-bdc2-4873-8e5e-258d64064932&quot;], &quot;itemData&quot;: {&quot;type&quot;: &quot;article-journal&quot;, &quot;author&quot;: [{&quot;given&quot;: &quot;Craig E.&quot;, &quot;non-dropping-particle&quot;: &quot;&quot;, &quot;parse-names&quot;: false, &quot;dropping-particle&quot;: &quot;&quot;, &quot;family&quot;: &quot;Williamson&quot;, &quot;suffix&quot;: &quot;&quot;}, {&quot;given&quot;: &quot;Erin P.&quot;, &quot;non-dropping-particle&quot;: &quot;&quot;, &quot;parse-names&quot;: false, &quot;dropping-particle&quot;: &quot;&quot;, &quot;family&quot;: &quot;Overholt&quot;, &quot;suffix&quot;: &quot;&quot;}, {&quot;given&quot;: &quot;Jennifer A.&quot;, &quot;non-dropping-particle&quot;: &quot;&quot;, &quot;parse-names&quot;: false, &quot;dropping-particle&quot;: &quot;&quot;, &quot;family&quot;: &quot;Brentrup&quot;, &quot;suffix&quot;: &quot;&quot;}, {&quot;given&quot;: &quot;Rachel M.&quot;, &quot;non-dropping-particle&quot;: &quot;&quot;, &quot;parse-names&quot;: false, &quot;dropping-particle&quot;: &quot;&quot;, &quot;family&quot;: &quot;Pilla&quot;, &quot;suffix&quot;: &quot;&quot;}, {&quot;given&quot;: &quot;Taylor H.&quot;, &quot;non-dropping-particle&quot;: &quot;&quot;, &quot;parse-names&quot;: false, &quot;dropping-particle&quot;: &quot;&quot;, &quot;family&quot;: &quot;Leach&quot;, &quot;suffix&quot;: &quot;&quot;}, {&quot;given&quot;: &quot;S. Geoffrey&quot;, &quot;non-dropping-particle&quot;: &quot;&quot;, &quot;parse-names&quot;: false, &quot;dropping-particle&quot;: &quot;&quot;, &quot;family&quot;: &quot;Schladow&quot;, &quot;suffix&quot;: &quot;&quot;}, {&quot;given&quot;: &quot;Joseph D.&quot;, &quot;non-dropping-particle&quot;: &quot;&quot;, &quot;parse-names&quot;: false, &quot;dropping-particle&quot;: &quot;&quot;, &quot;family&quot;: &quot;Warren&quot;, &quot;suffix&quot;: &quot;&quot;}, {&quot;given&quot;: &quot;Samuel S.&quot;, &quot;non-dropping-particle&quot;: &quot;&quot;, &quot;parse-names&quot;: false, &quot;dropping-particle&quot;: &quot;&quot;, &quot;family&quot;: &quot;Urmy&quot;, &quot;suffix&quot;: &quot;&quot;}, {&quot;given&quot;: &quot;Steven&quot;, &quot;non-dropping-particle&quot;: &quot;&quot;, &quot;parse-names&quot;: false, &quot;dropping-particle&quot;: &quot;&quot;, &quot;family&quot;: &quot;Sadro&quot;, &quot;suffix&quot;: &quot;&quot;}, {&quot;given&quot;: &quot;Sudeep&quot;, &quot;non-dropping-particle&quot;: &quot;&quot;, &quot;parse-names&quot;: false, &quot;dropping-particle&quot;: &quot;&quot;, &quot;family&quot;: &quot;Chandra&quot;, &quot;suffix&quot;: &quot;&quot;}, {&quot;given&quot;: &quot;Patrick J.&quot;, &quot;non-dropping-particle&quot;: &quot;&quot;, &quot;parse-names&quot;: false, &quot;dropping-particle&quot;: &quot;&quot;, &quot;family&quot;: &quot;Neale&quot;, &quot;suffix&quot;: &quot;&quot;}], &quot;title&quot;: &quot;Sentinel responses to droughts, wildfires, and floods: Ultraviolet radiation and the consequences for lakes and their ecosystem services&quot;, &quot;issued&quot;: {&quot;date-parts&quot;: [[&quot;2016&quot;]]}, &quot;volume&quot;: &quot;14&quot;, &quot;DOI&quot;: &quot;10.1002/fee.1228&quot;, &quot;page&quot;: &quot;102-109&quot;, &quot;ISSN&quot;: &quot;15409295&quot;, &quot;issue&quot;: &quot;2&quot;, &quot;id&quot;: &quot;ITEM-2&quot;, &quot;container-title&quot;: &quot;Frontiers in Ecology and the Environment&quot;}}], &quot;mendeley&quot;: {&quot;formattedCitation&quot;: &quot;(Williamson et al. 2011, 2016)&quot;, &quot;plainTextFormattedCitation&quot;: &quot;(Williamson et al. 2011, 2016)&quot;, &quot;previouslyFormattedCitation&quot;: &quot;(Williamson et al. 2011, 2016)&quot;}, &quot;properties&quot;: {&quot;noteIndex&quot;: 0}} RNDBmQWiuScrI"/><text:span text:style-name="T20">(Williamson et al. 2011, 2016)</text:span><text:reference-mark-end text:name="ADDIN CSL_CITATION {&quot;schema&quot;: &quot;https://github.com/citation-style-language/schema/raw/master/csl-citation.json&quot;, &quot;citationItems&quot;: [{&quot;id&quot;: &quot;ITEM-1&quot;, &quot;uris&quot;: [&quot;http://www.mendeley.com/documents/?uuid=08b58d4c-c399-44c9-8094-68e9fca39ea5&quot;], &quot;itemData&quot;: {&quot;type&quot;: &quot;article-journal&quot;, &quot;author&quot;: [{&quot;given&quot;: &quot;Craig E.&quot;, &quot;non-dropping-particle&quot;: &quot;&quot;, &quot;parse-names&quot;: false, &quot;dropping-particle&quot;: &quot;&quot;, &quot;family&quot;: &quot;Williamson&quot;, &quot;suffix&quot;: &quot;&quot;}, {&quot;given&quot;: &quot;Janet M.&quot;, &quot;non-dropping-particle&quot;: &quot;&quot;, &quot;parse-names&quot;: false, &quot;dropping-particle&quot;: &quot;&quot;, &quot;family&quot;: &quot;Fischer&quot;, &quot;suffix&quot;: &quot;&quot;}, {&quot;given&quot;: &quot;Stephen M.&quot;, &quot;non-dropping-particle&quot;: &quot;&quot;, &quot;parse-names&quot;: false, &quot;dropping-particle&quot;: &quot;&quot;, &quot;family&quot;: &quot;Bollens&quot;, &quot;suffix&quot;: &quot;&quot;}, {&quot;given&quot;: &quot;Erin P.&quot;, &quot;non-dropping-particle&quot;: &quot;&quot;, &quot;parse-names&quot;: false, &quot;dropping-particle&quot;: &quot;&quot;, &quot;family&quot;: &quot;Overholt&quot;, &quot;suffix&quot;: &quot;&quot;}, {&quot;given&quot;: &quot;Joanne K.&quot;, &quot;non-dropping-particle&quot;: &quot;&quot;, &quot;parse-names&quot;: false, &quot;dropping-particle&quot;: &quot;&quot;, &quot;family&quot;: &quot;Breckenridge&quot;, &quot;suffix&quot;: &quot;&quot;}], &quot;title&quot;: &quot;Towards a more comprehensive theory of zooplankton diel vertical migration: Integrating ultraviolet radiation and water transparency into the biotic paradigm&quot;, &quot;issued&quot;: {&quot;date-parts&quot;: [[&quot;2011&quot;]]}, &quot;volume&quot;: &quot;56&quot;, &quot;DOI&quot;: &quot;10.4319/lo.2011.56.5.1603&quot;, &quot;page&quot;: &quot;1603-1623&quot;, &quot;ISSN&quot;: &quot;00243590&quot;, &quot;issue&quot;: &quot;5&quot;, &quot;id&quot;: &quot;ITEM-1&quot;, &quot;container-title&quot;: &quot;Limnology and Oceanography&quot;}}, {&quot;id&quot;: &quot;ITEM-2&quot;, &quot;uris&quot;: [&quot;http://www.mendeley.com/documents/?uuid=1349c5a5-bdc2-4873-8e5e-258d64064932&quot;], &quot;itemData&quot;: {&quot;type&quot;: &quot;article-journal&quot;, &quot;author&quot;: [{&quot;given&quot;: &quot;Craig E.&quot;, &quot;non-dropping-particle&quot;: &quot;&quot;, &quot;parse-names&quot;: false, &quot;dropping-particle&quot;: &quot;&quot;, &quot;family&quot;: &quot;Williamson&quot;, &quot;suffix&quot;: &quot;&quot;}, {&quot;given&quot;: &quot;Erin P.&quot;, &quot;non-dropping-particle&quot;: &quot;&quot;, &quot;parse-names&quot;: false, &quot;dropping-particle&quot;: &quot;&quot;, &quot;family&quot;: &quot;Overholt&quot;, &quot;suffix&quot;: &quot;&quot;}, {&quot;given&quot;: &quot;Jennifer A.&quot;, &quot;non-dropping-particle&quot;: &quot;&quot;, &quot;parse-names&quot;: false, &quot;dropping-particle&quot;: &quot;&quot;, &quot;family&quot;: &quot;Brentrup&quot;, &quot;suffix&quot;: &quot;&quot;}, {&quot;given&quot;: &quot;Rachel M.&quot;, &quot;non-dropping-particle&quot;: &quot;&quot;, &quot;parse-names&quot;: false, &quot;dropping-particle&quot;: &quot;&quot;, &quot;family&quot;: &quot;Pilla&quot;, &quot;suffix&quot;: &quot;&quot;}, {&quot;given&quot;: &quot;Taylor H.&quot;, &quot;non-dropping-particle&quot;: &quot;&quot;, &quot;parse-names&quot;: false, &quot;dropping-particle&quot;: &quot;&quot;, &quot;family&quot;: &quot;Leach&quot;, &quot;suffix&quot;: &quot;&quot;}, {&quot;given&quot;: &quot;S. Geoffrey&quot;, &quot;non-dropping-particle&quot;: &quot;&quot;, &quot;parse-names&quot;: false, &quot;dropping-particle&quot;: &quot;&quot;, &quot;family&quot;: &quot;Schladow&quot;, &quot;suffix&quot;: &quot;&quot;}, {&quot;given&quot;: &quot;Joseph D.&quot;, &quot;non-dropping-particle&quot;: &quot;&quot;, &quot;parse-names&quot;: false, &quot;dropping-particle&quot;: &quot;&quot;, &quot;family&quot;: &quot;Warren&quot;, &quot;suffix&quot;: &quot;&quot;}, {&quot;given&quot;: &quot;Samuel S.&quot;, &quot;non-dropping-particle&quot;: &quot;&quot;, &quot;parse-names&quot;: false, &quot;dropping-particle&quot;: &quot;&quot;, &quot;family&quot;: &quot;Urmy&quot;, &quot;suffix&quot;: &quot;&quot;}, {&quot;given&quot;: &quot;Steven&quot;, &quot;non-dropping-particle&quot;: &quot;&quot;, &quot;parse-names&quot;: false, &quot;dropping-particle&quot;: &quot;&quot;, &quot;family&quot;: &quot;Sadro&quot;, &quot;suffix&quot;: &quot;&quot;}, {&quot;given&quot;: &quot;Sudeep&quot;, &quot;non-dropping-particle&quot;: &quot;&quot;, &quot;parse-names&quot;: false, &quot;dropping-particle&quot;: &quot;&quot;, &quot;family&quot;: &quot;Chandra&quot;, &quot;suffix&quot;: &quot;&quot;}, {&quot;given&quot;: &quot;Patrick J.&quot;, &quot;non-dropping-particle&quot;: &quot;&quot;, &quot;parse-names&quot;: false, &quot;dropping-particle&quot;: &quot;&quot;, &quot;family&quot;: &quot;Neale&quot;, &quot;suffix&quot;: &quot;&quot;}], &quot;title&quot;: &quot;Sentinel responses to droughts, wildfires, and floods: Ultraviolet radiation and the consequences for lakes and their ecosystem services&quot;, &quot;issued&quot;: {&quot;date-parts&quot;: [[&quot;2016&quot;]]}, &quot;volume&quot;: &quot;14&quot;, &quot;DOI&quot;: &quot;10.1002/fee.1228&quot;, &quot;page&quot;: &quot;102-109&quot;, &quot;ISSN&quot;: &quot;15409295&quot;, &quot;issue&quot;: &quot;2&quot;, &quot;id&quot;: &quot;ITEM-2&quot;, &quot;container-title&quot;: &quot;Frontiers in Ecology and the Environment&quot;}}], &quot;mendeley&quot;: {&quot;formattedCitation&quot;: &quot;(Williamson et al. 2011, 2016)&quot;, &quot;plainTextFormattedCitation&quot;: &quot;(Williamson et al. 2011, 2016)&quot;, &quot;previouslyFormattedCitation&quot;: &quot;(Williamson et al. 2011, 2016)&quot;}, &quot;properties&quot;: {&quot;noteIndex&quot;: 0}} RNDBmQWiuScrI"/><text:span text:style-name="T97">⁠. <text:s/>Alpine and sub-alpine lakes may also be more sensitive to human disturbance, including damming, eutrophication, deforestation, and introductions of non-native plant and animal species (***citations***).</text:span></text:p>
      <text:p text:style-name="P27"><text:span text:style-name="T64"><text:tab/>We surveyed </text:span><text:span text:style-name="T66">the zooplankton and fish in </text:span><text:span text:style-name="T64">three lakes in the Sierra Nevada </text:span><text:span text:style-name="T72">mountains of California, USA, </text:span><text:span text:style-name="T64">between autumn 2013 and autumn 2014. <text:s/></text:span><text:span text:style-name="T66">Our primary tool was a two-frequency acoustic system which allowed us to measure the vertical and horizontal distribution of these animals at high (meter-scale) resolution. <text:s/></text:span><text:span text:style-name="T68">Acoustic observations were augmented with net samples to identify the zooplankton scatterers and parameterize scattering models that allow us to convert acoustic backscatter to estimates of biomass</text:span><text:span text:style-name="T66">. <text:s/></text:span><text:span text:style-name="T67">Differences in the </text:span><text:span text:style-name="T66">vertical profiles of zooplankton and fish density </text:span><text:span text:style-name="T67">were compared between lakes</text:span><text:span text:style-name="T66">. <text:s/>We</text:span><text:span text:style-name="T67"> also </text:span><text:span text:style-name="T66">investigated </text:span><text:span text:style-name="T67">horizontal</text:span><text:span text:style-name="T66"> trends in zooplankton and fish density at the scale of the lake basin</text:span><text:span text:style-name="T67">s</text:span><text:span text:style-name="T66">, </text:span><text:span text:style-name="T67">and quantified their spatial patchiness using standard geostatistical models. <text:s/>Changes in the distributions of zooplankton and fish from one season to another were also examined. <text:s/>Finally, we </text:span><text:span text:style-name="T69">speculate on possible dynamics generating the observed patterns.</text:span></text:p>
      <text:p text:style-name="P1"/>
      <text:p text:style-name="P8">Methods</text:p>
      <text:p text:style-name="P12"><text:span text:style-name="T88">S</text:span>tudy <text:span text:style-name="T88">lakes</text:span></text:p>
      <text:p text:style-name="P6"><text:span text:style-name="T63"><text:tab/></text:span><text:span text:style-name="T65">Surveys were conducted in three lakes in the Sierra Nevada, namely Cherry Lake, Lake Eleanor, and Independence Lake</text:span><text:span text:style-name="T64">. <text:s/>Our main focus was on Cherry Lake and Lake Eleanor, located at the border of Yosemite National Park near 38</text:span><text:span text:style-name="T47">° </text:span><text:span text:style-name="T48">0' N, 119</text:span><text:span text:style-name="T47">° </text:span><text:span text:style-name="T48">52.</text:span><text:span text:style-name="T49">6</text:span><text:span text:style-name="T48">' W. <text:s/>Both are reservoirs of the San Francisco Public Utilities Commision. <text:s/>Cherry Lake </text:span><text:span text:style-name="T49">is artificial, </text:span><text:span text:style-name="T48">created by the </text:span><text:span text:style-name="T49">damming of Cherry Creek </text:span><text:span text:style-name="T48">in 1956 </text:span><text:soft-page-break/><text:reference-mark-start text:name="ADDIN CSL_CITATION {&quot;schema&quot;: &quot;https://github.com/citation-style-language/schema/raw/master/csl-citation.json&quot;, &quot;citationItems&quot;: [{&quot;id&quot;: &quot;ITEM-1&quot;, &quot;uris&quot;: [&quot;http://www.mendeley.com/documents/?uuid=a966fc50-a655-4f31-950c-4b56530e7c02&quot;], &quot;itemData&quot;: {&quot;volume&quot;: &quot;32&quot;, &quot;id&quot;: &quot;ITEM-1&quot;, &quot;page&quot;: &quot;751-794&quot;, &quot;author&quot;: [{&quot;given&quot;: &quot;Nelson A&quot;, &quot;non-dropping-particle&quot;: &quot;&quot;, &quot;parse-names&quot;: false, &quot;dropping-particle&quot;: &quot;&quot;, &quot;family&quot;: &quot;Eckart&quot;, &quot;suffix&quot;: &quot;&quot;}], &quot;type&quot;: &quot;article-journal&quot;, &quot;title&quot;: &quot;The Water Supply System of San Francisco&quot;, &quot;issue&quot;: &quot;5&quot;, &quot;container-title&quot;: &quot;Journal (American Water Works Association)&quot;, &quot;issued&quot;: {&quot;date-parts&quot;: [[&quot;1940&quot;]]}}}], &quot;mendeley&quot;: {&quot;formattedCitation&quot;: &quot;(Eckart 1940)&quot;, &quot;plainTextFormattedCitation&quot;: &quot;(Eckart 1940)&quot;, &quot;previouslyFormattedCitation&quot;: &quot;(Eckart 1940)&quot;}, &quot;properties&quot;: {&quot;noteIndex&quot;: 0}} RNDy30opVijva"/><text:span text:style-name="T12">(Eckart 1940)</text:span><text:reference-mark-end text:name="ADDIN CSL_CITATION {&quot;schema&quot;: &quot;https://github.com/citation-style-language/schema/raw/master/csl-citation.json&quot;, &quot;citationItems&quot;: [{&quot;id&quot;: &quot;ITEM-1&quot;, &quot;uris&quot;: [&quot;http://www.mendeley.com/documents/?uuid=a966fc50-a655-4f31-950c-4b56530e7c02&quot;], &quot;itemData&quot;: {&quot;volume&quot;: &quot;32&quot;, &quot;id&quot;: &quot;ITEM-1&quot;, &quot;page&quot;: &quot;751-794&quot;, &quot;author&quot;: [{&quot;given&quot;: &quot;Nelson A&quot;, &quot;non-dropping-particle&quot;: &quot;&quot;, &quot;parse-names&quot;: false, &quot;dropping-particle&quot;: &quot;&quot;, &quot;family&quot;: &quot;Eckart&quot;, &quot;suffix&quot;: &quot;&quot;}], &quot;type&quot;: &quot;article-journal&quot;, &quot;title&quot;: &quot;The Water Supply System of San Francisco&quot;, &quot;issue&quot;: &quot;5&quot;, &quot;container-title&quot;: &quot;Journal (American Water Works Association)&quot;, &quot;issued&quot;: {&quot;date-parts&quot;: [[&quot;1940&quot;]]}}}], &quot;mendeley&quot;: {&quot;formattedCitation&quot;: &quot;(Eckart 1940)&quot;, &quot;plainTextFormattedCitation&quot;: &quot;(Eckart 1940)&quot;, &quot;previouslyFormattedCitation&quot;: &quot;(Eckart 1940)&quot;}, &quot;properties&quot;: {&quot;noteIndex&quot;: 0}} RNDy30opVijva"/><text:span text:style-name="T48">⁠. <text:s/></text:span><text:span text:style-name="T49">Lake Eleanor was formed naturally, but enlarged and deepened by the construction of a dam in 1918 </text:span><text:reference-mark-start text:name="ADDIN CSL_CITATION {&quot;schema&quot;: &quot;https://github.com/citation-style-language/schema/raw/master/csl-citation.json&quot;, &quot;citationItems&quot;: [{&quot;id&quot;: &quot;ITEM-1&quot;, &quot;uris&quot;: [&quot;http://www.mendeley.com/documents/?uuid=a966fc50-a655-4f31-950c-4b56530e7c02&quot;], &quot;itemData&quot;: {&quot;volume&quot;: &quot;32&quot;, &quot;id&quot;: &quot;ITEM-1&quot;, &quot;page&quot;: &quot;751-794&quot;, &quot;author&quot;: [{&quot;given&quot;: &quot;Nelson A&quot;, &quot;non-dropping-particle&quot;: &quot;&quot;, &quot;parse-names&quot;: false, &quot;dropping-particle&quot;: &quot;&quot;, &quot;family&quot;: &quot;Eckart&quot;, &quot;suffix&quot;: &quot;&quot;}], &quot;type&quot;: &quot;article-journal&quot;, &quot;title&quot;: &quot;The Water Supply System of San Francisco&quot;, &quot;issue&quot;: &quot;5&quot;, &quot;container-title&quot;: &quot;Journal (American Water Works Association)&quot;, &quot;issued&quot;: {&quot;date-parts&quot;: [[&quot;1940&quot;]]}}}], &quot;mendeley&quot;: {&quot;formattedCitation&quot;: &quot;(Eckart 1940)&quot;, &quot;plainTextFormattedCitation&quot;: &quot;(Eckart 1940)&quot;, &quot;previouslyFormattedCitation&quot;: &quot;(Eckart 1940)&quot;}, &quot;properties&quot;: {&quot;noteIndex&quot;: 0}} RNDBi9FIy7pgI"/><text:span text:style-name="T13">(Eckart 1940)</text:span><text:reference-mark-end text:name="ADDIN CSL_CITATION {&quot;schema&quot;: &quot;https://github.com/citation-style-language/schema/raw/master/csl-citation.json&quot;, &quot;citationItems&quot;: [{&quot;id&quot;: &quot;ITEM-1&quot;, &quot;uris&quot;: [&quot;http://www.mendeley.com/documents/?uuid=a966fc50-a655-4f31-950c-4b56530e7c02&quot;], &quot;itemData&quot;: {&quot;volume&quot;: &quot;32&quot;, &quot;id&quot;: &quot;ITEM-1&quot;, &quot;page&quot;: &quot;751-794&quot;, &quot;author&quot;: [{&quot;given&quot;: &quot;Nelson A&quot;, &quot;non-dropping-particle&quot;: &quot;&quot;, &quot;parse-names&quot;: false, &quot;dropping-particle&quot;: &quot;&quot;, &quot;family&quot;: &quot;Eckart&quot;, &quot;suffix&quot;: &quot;&quot;}], &quot;type&quot;: &quot;article-journal&quot;, &quot;title&quot;: &quot;The Water Supply System of San Francisco&quot;, &quot;issue&quot;: &quot;5&quot;, &quot;container-title&quot;: &quot;Journal (American Water Works Association)&quot;, &quot;issued&quot;: {&quot;date-parts&quot;: [[&quot;1940&quot;]]}}}], &quot;mendeley&quot;: {&quot;formattedCitation&quot;: &quot;(Eckart 1940)&quot;, &quot;plainTextFormattedCitation&quot;: &quot;(Eckart 1940)&quot;, &quot;previouslyFormattedCitation&quot;: &quot;(Eckart 1940)&quot;}, &quot;properties&quot;: {&quot;noteIndex&quot;: 0}} RNDBi9FIy7pgI"/><text:span text:style-name="T49">⁠. <text:s/>Both lakes are approximately 1,420 m above sea level, and have areas of 6.3 km</text:span><text:span text:style-name="T74">2</text:span><text:span text:style-name="T49"> (Cherry) and 3.9 km</text:span><text:span text:style-name="T74">2</text:span><text:span text:style-name="T49"> (Eleanor). <text:s/>Cherry and Eleanor were surveyed on successive days in October 2013, April 2014, June 2014, and September 2013.</text:span><text:span text:style-name="T49"><office:annotation><dc:creator>Sam Urmy</dc:creator><dc:date>2016-05-04T18:54:13</dc:date><text:list text:continue-numbering="true" text:style-name=""><text:list-item><text:p text:style-name="P36"><text:span text:style-name="T98">Add information on history of fish stocking here—waiting to hear back from California DFW</text:span></text:p></text:list-item></text:list></office:annotation></text:span><text:span text:style-name="T49"> <text:s/>In addition to Cherry and Eleanor, we surveyed Independence Lake, </text:span><text:span text:style-name="T50">located at 39</text:span><text:span text:style-name="T47">° </text:span><text:span text:style-name="T50">26.4' N, 119</text:span><text:span text:style-name="T47">°</text:span><text:span text:style-name="T50"> 18.6' W, once in October <text:s/>2013. <text:s/>Independence is a natural lake </text:span><text:span text:style-name="T51">2,127 m above sea level</text:span><text:span text:style-name="T50">, </text:span><text:span text:style-name="T51">and</text:span><text:span text:style-name="T50"> 2.6 km</text:span><text:span text:style-name="T75">2</text:span><text:span text:style-name="T50"> in area. <text:s/>It has never been stocked with fish, and is one of only two lakes in the world with a self-sustaining population of Lahontan cutthroat trout, </text:span><text:span text:style-name="T41">Oncorhyncus clarkii henshawi</text:span><text:span text:style-name="T52">. <text:s/></text:span><text:span text:style-name="T53">All three lakes </text:span><text:span text:style-name="T51">are </text:span><office:annotation office:name="__Fieldmark__2620_416455086"><dc:creator>Sam Urmy</dc:creator><dc:date>2016-05-04T19:45:28</dc:date><text:list text:continue-numbering="true" text:style-name=""><text:list-item><text:p>I think—need to check references</text:p></text:list-item></text:list></office:annotation><text:span text:style-name="T51">mesotrophic</text:span><office:annotation-end office:name="__Fieldmark__2620_416455086"/><text:span text:style-name="T51"> and freeze in winter. <text:s/>Their watersheds are on granitic substrate and undeveloped, although portions of the Cherry and Eleanor Creek watersheds were burned during the 2013 Rim Fire (***cite***).</text:span></text:p>
      <text:p text:style-name="P29"/>
      <text:p text:style-name="P12">Acoustic data collection</text:p>
      <text:p text:style-name="P2"><text:tab/><text:span text:style-name="T89">Surveys were run from outboard-powered boats trailered to each lake, and took place during daytime. <text:s/>Acoustic data were collected at two frequencies, 120 and 710 kHz. <text:s/>The 120 kHz echosounder was a Simrad ES60 with a split-beam transducer (7</text:span><text:span text:style-name="T38">°</text:span><text:span text:style-name="T54"> </text:span><text:span text:style-name="T55">beam width)</text:span><text:span text:style-name="T36">, which can accurately measure the target strength of individual fish in situ. <text:s/>The 710 kHz echosounder was a Simrad EK60 with a single-beam (2.8</text:span><text:span text:style-name="T38">° </text:span><text:span text:style-name="T39">beam width) transducer. <text:s/>This high-frequency system could detect small (&lt;1 mm) zooplankton </text:span><text:reference-mark-start text:name="ADDIN CSL_CITATION {&quot;schema&quot;: &quot;https://github.com/citation-style-language/schema/raw/master/csl-citation.json&quot;, &quot;citationItems&quot;: [{&quot;id&quot;: &quot;ITEM-1&quot;, &quot;uris&quot;: [&quot;http://www.mendeley.com/documents/?uuid=e6ef6fa0-0241-4c96-846a-90275ac8fb2b&quot;], &quot;itemData&quot;: {&quot;volume&quot;: &quot;52&quot;, &quot;id&quot;: &quot;ITEM-1&quot;, &quot;page&quot;: &quot;279-296&quot;, &quot;author&quot;: [{&quot;given&quot;: &quot;D&quot;, &quot;non-dropping-particle&quot;: &quot;&quot;, &quot;parse-names&quot;: false, &quot;dropping-particle&quot;: &quot;Van&quot;, &quot;family&quot;: &quot;Holliday&quot;, &quot;suffix&quot;: &quot;&quot;}, {&quot;given&quot;: &quot;R E&quot;, &quot;non-dropping-particle&quot;: &quot;&quot;, &quot;parse-names&quot;: false, &quot;dropping-particle&quot;: &quot;&quot;, &quot;family&quot;: &quot;Pieper&quot;, &quot;suffix&quot;: &quot;&quot;}], &quot;type&quot;: &quot;article-journal&quot;, &quot;title&quot;: &quot;Bioacoustical oceanography at high frequencies&quot;, &quot;issue&quot;: &quot;3&quot;, &quot;container-title&quot;: &quot;ICES Journal of Marine Science&quot;, &quot;issued&quot;: {&quot;date-parts&quot;: [[&quot;1995&quot;]]}}}, {&quot;id&quot;: &quot;ITEM-2&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2&quot;, &quot;container-title&quot;: &quot;Limnology and Oceanography: Methods&quot;, &quot;ISSN&quot;: &quot;15415856&quot;}}], &quot;mendeley&quot;: {&quot;formattedCitation&quot;: &quot;(Holliday and Pieper 1995, Warren et al. 2016)&quot;, &quot;plainTextFormattedCitation&quot;: &quot;(Holliday and Pieper 1995, Warren et al. 2016)&quot;, &quot;previouslyFormattedCitation&quot;: &quot;(Holliday and Pieper 1995, Warren et al. 2016)&quot;}, &quot;properties&quot;: {&quot;noteIndex&quot;: 0}} RNDSs4tPnnrQf"/><text:span text:style-name="T5">(Holliday and Pieper 1995, Warren et al. 2016)</text:span><text:reference-mark-end text:name="ADDIN CSL_CITATION {&quot;schema&quot;: &quot;https://github.com/citation-style-language/schema/raw/master/csl-citation.json&quot;, &quot;citationItems&quot;: [{&quot;id&quot;: &quot;ITEM-1&quot;, &quot;uris&quot;: [&quot;http://www.mendeley.com/documents/?uuid=e6ef6fa0-0241-4c96-846a-90275ac8fb2b&quot;], &quot;itemData&quot;: {&quot;volume&quot;: &quot;52&quot;, &quot;id&quot;: &quot;ITEM-1&quot;, &quot;page&quot;: &quot;279-296&quot;, &quot;author&quot;: [{&quot;given&quot;: &quot;D&quot;, &quot;non-dropping-particle&quot;: &quot;&quot;, &quot;parse-names&quot;: false, &quot;dropping-particle&quot;: &quot;Van&quot;, &quot;family&quot;: &quot;Holliday&quot;, &quot;suffix&quot;: &quot;&quot;}, {&quot;given&quot;: &quot;R E&quot;, &quot;non-dropping-particle&quot;: &quot;&quot;, &quot;parse-names&quot;: false, &quot;dropping-particle&quot;: &quot;&quot;, &quot;family&quot;: &quot;Pieper&quot;, &quot;suffix&quot;: &quot;&quot;}], &quot;type&quot;: &quot;article-journal&quot;, &quot;title&quot;: &quot;Bioacoustical oceanography at high frequencies&quot;, &quot;issue&quot;: &quot;3&quot;, &quot;container-title&quot;: &quot;ICES Journal of Marine Science&quot;, &quot;issued&quot;: {&quot;date-parts&quot;: [[&quot;1995&quot;]]}}}, {&quot;id&quot;: &quot;ITEM-2&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2&quot;, &quot;container-title&quot;: &quot;Limnology and Oceanography: Methods&quot;, &quot;ISSN&quot;: &quot;15415856&quot;}}], &quot;mendeley&quot;: {&quot;formattedCitation&quot;: &quot;(Holliday and Pieper 1995, Warren et al. 2016)&quot;, &quot;plainTextFormattedCitation&quot;: &quot;(Holliday and Pieper 1995, Warren et al. 2016)&quot;, &quot;previouslyFormattedCitation&quot;: &quot;(Holliday and Pieper 1995, Warren et al. 2016)&quot;}, &quot;properties&quot;: {&quot;noteIndex&quot;: 0}} RNDSs4tPnnrQf"/><text:span text:style-name="T39">⁠, but its effective range was limited to approximately 30 m due to attenuation in water. <text:s/>Both transducers were deployed on a pole mount off the side of the survey boat at depths of approximately 30-50 cm depending on wave conditions. <text:s/>Details of the operating parameters </text:span><text:span text:style-name="T40">are given in Table ***. <text:s/>Both systems were calibrated on [***date***] with a tungsten carbide standard target sphere </text:span><text:reference-mark-start text:name="ADDIN CSL_CITATION {&quot;schema&quot;: &quot;https://github.com/citation-style-language/schema/raw/master/csl-citation.json&quot;, &quot;citationItems&quot;: [{&quot;id&quot;: &quot;ITEM-1&quot;, &quot;uris&quot;: [&quot;http://www.mendeley.com/documents/?uuid=5dab0d97-10a6-4cb1-a819-bba53b746840&quot;], &quot;itemData&quot;: {&quot;volume&quot;: &quot;144&quot;, &quot;id&quot;: &quot;ITEM-1&quot;, &quot;title&quot;: &quot;Calibration of acoustic instruments for fish density estimation: a practical guide&quot;, &quot;type&quot;: &quot;report&quot;, &quot;author&quot;: [{&quot;given&quot;: &quot;Kenneth G&quot;, &quot;non-dropping-particle&quot;: &quot;&quot;, &quot;parse-names&quot;: false, &quot;dropping-particle&quot;: &quot;&quot;, &quot;family&quot;: &quot;Foote&quot;, &quot;suffix&quot;: &quot;&quot;}, {&quot;given&quot;: &quot;H P&quot;, &quot;non-dropping-particle&quot;: &quot;&quot;, &quot;parse-names&quot;: false, &quot;dropping-particle&quot;: &quot;&quot;, &quot;family&quot;: &quot;Knudsen&quot;, &quot;suffix&quot;: &quot;&quot;}, {&quot;given&quot;: &quot;G&quot;, &quot;non-dropping-particle&quot;: &quot;&quot;, &quot;parse-names&quot;: false, &quot;dropping-particle&quot;: &quot;&quot;, &quot;family&quot;: &quot;Vestnes&quot;, &quot;suffix&quot;: &quot;&quot;}, {&quot;given&quot;: &quot;David N&quot;, &quot;non-dropping-particle&quot;: &quot;&quot;, &quot;parse-names&quot;: false, &quot;dropping-particle&quot;: &quot;&quot;, &quot;family&quot;: &quot;MacLennan&quot;, &quot;suffix&quot;: &quot;&quot;}, {&quot;given&quot;: &quot;E John&quot;, &quot;non-dropping-particle&quot;: &quot;&quot;, &quot;parse-names&quot;: false, &quot;dropping-particle&quot;: &quot;&quot;, &quot;family&quot;: &quot;Simmonds&quot;, &quot;suffix&quot;: &quot;&quot;}], &quot;number-of-pages&quot;: &quot;81 pp.&quot;, &quot;abstract&quot;: &quot;Image&quot;, &quot;issue&quot;: &quot;144&quot;, &quot;issued&quot;: {&quot;date-parts&quot;: [[&quot;1987&quot;, &quot;11&quot;]]}}}], &quot;mendeley&quot;: {&quot;formattedCitation&quot;: &quot;(Foote et al. 1987)&quot;, &quot;plainTextFormattedCitation&quot;: &quot;(Foote et al. 1987)&quot;, &quot;previouslyFormattedCitation&quot;: &quot;(Foote et al. 1987)&quot;}, &quot;properties&quot;: {&quot;noteIndex&quot;: 0}} RNDAPiBDYhwHc"/><text:span text:style-name="T4">(Foote et al. 1987)</text:span><text:reference-mark-end text:name="ADDIN CSL_CITATION {&quot;schema&quot;: &quot;https://github.com/citation-style-language/schema/raw/master/csl-citation.json&quot;, &quot;citationItems&quot;: [{&quot;id&quot;: &quot;ITEM-1&quot;, &quot;uris&quot;: [&quot;http://www.mendeley.com/documents/?uuid=5dab0d97-10a6-4cb1-a819-bba53b746840&quot;], &quot;itemData&quot;: {&quot;volume&quot;: &quot;144&quot;, &quot;id&quot;: &quot;ITEM-1&quot;, &quot;title&quot;: &quot;Calibration of acoustic instruments for fish density estimation: a practical guide&quot;, &quot;type&quot;: &quot;report&quot;, &quot;author&quot;: [{&quot;given&quot;: &quot;Kenneth G&quot;, &quot;non-dropping-particle&quot;: &quot;&quot;, &quot;parse-names&quot;: false, &quot;dropping-particle&quot;: &quot;&quot;, &quot;family&quot;: &quot;Foote&quot;, &quot;suffix&quot;: &quot;&quot;}, {&quot;given&quot;: &quot;H P&quot;, &quot;non-dropping-particle&quot;: &quot;&quot;, &quot;parse-names&quot;: false, &quot;dropping-particle&quot;: &quot;&quot;, &quot;family&quot;: &quot;Knudsen&quot;, &quot;suffix&quot;: &quot;&quot;}, {&quot;given&quot;: &quot;G&quot;, &quot;non-dropping-particle&quot;: &quot;&quot;, &quot;parse-names&quot;: false, &quot;dropping-particle&quot;: &quot;&quot;, &quot;family&quot;: &quot;Vestnes&quot;, &quot;suffix&quot;: &quot;&quot;}, {&quot;given&quot;: &quot;David N&quot;, &quot;non-dropping-particle&quot;: &quot;&quot;, &quot;parse-names&quot;: false, &quot;dropping-particle&quot;: &quot;&quot;, &quot;family&quot;: &quot;MacLennan&quot;, &quot;suffix&quot;: &quot;&quot;}, {&quot;given&quot;: &quot;E John&quot;, &quot;non-dropping-particle&quot;: &quot;&quot;, &quot;parse-names&quot;: false, &quot;dropping-particle&quot;: &quot;&quot;, &quot;family&quot;: &quot;Simmonds&quot;, &quot;suffix&quot;: &quot;&quot;}], &quot;number-of-pages&quot;: &quot;81 pp.&quot;, &quot;abstract&quot;: &quot;Image&quot;, &quot;issue&quot;: &quot;144&quot;, &quot;issued&quot;: {&quot;date-parts&quot;: [[&quot;1987&quot;, &quot;11&quot;]]}}}], &quot;mendeley&quot;: {&quot;formattedCitation&quot;: &quot;(Foote et al. 1987)&quot;, &quot;plainTextFormattedCitation&quot;: &quot;(Foote et al. 1987)&quot;, &quot;previouslyFormattedCitation&quot;: &quot;(Foote et al. 1987)&quot;}, &quot;properties&quot;: {&quot;noteIndex&quot;: 0}} RNDAPiBDYhwHc"/><text:span text:style-name="T40">⁠. </text:span></text:p>
      <text:p text:style-name="P12"/>
      <text:p text:style-name="P12"><text:span text:style-name="T40"><text:s/>Z</text:span><text:span text:style-name="T37">ooplankton sampling and target strength models</text:span></text:p>
      <text:p text:style-name="P1"><text:tab/><text:span text:style-name="T56">Zooplankton were collected on each sampling day with a vertical tow from 50 m to the surface using a 0.75 m diameter net with 80 </text:span><text:span text:style-name="T40">μ</text:span><text:span text:style-name="T56">m mesh and preserved for later analysis in 10% buffered formalin. <text:s/>A subsample of 200-300 animals was split from each original sample and counted under a compound microscope. <text:s/>Animals were identified to the lowest possible taxonomic level. <text:s/>In addition, the lengths of first 30 animals counted were measured to the nearest 0.1 mm.</text:span></text:p>
      <text:p text:style-name="P10"><text:span text:style-name="T22"><text:tab/></text:span><text:span text:style-name="T23">To convert acoustic backscatter to animal densities it is necessary to know the backscattering cross-section, </text:span><text:span text:style-name="T42">σ</text:span><text:span text:style-name="T57">BS</text:span><text:span text:style-name="T8">, </text:span><text:span text:style-name="T9">of the scattering organism</text:span><text:span text:style-name="T10">s.</text:span><text:span text:style-name="T8"> <text:s/></text:span><text:span text:style-name="T10">The backscattering cross-section is also expressed in i</text:span><text:span text:style-name="T8">ts logarithmic form, the </text:span><text:span text:style-name="T9">target strength, TS = 10 log</text:span><text:span text:style-name="T58">10</text:span><text:span text:style-name="T9">(</text:span><text:span text:style-name="T7">σ</text:span><text:span text:style-name="T57">BS</text:span><text:span text:style-name="T9">) </text:span><text:reference-mark-start text:name="ADDIN CSL_CITATION {&quot;schema&quot;: &quot;https://github.com/citation-style-language/schema/raw/master/csl-citation.json&quot;, &quot;citationItems&quot;: [{&quot;id&quot;: &quot;ITEM-1&quot;, &quot;uris&quot;: [&quot;http://www.mendeley.com/documents/?uuid=fd4ab91c-0d35-4b73-9fbc-deac289f16e1&quot;], &quot;itemData&quot;: {&quot;volume&quot;: &quot;59&quot;, &quot;id&quot;: &quot;ITEM-1&quot;, &quot;page&quot;: &quot;365-369&quot;, &quot;author&quot;: [{&quot;given&quot;: &quot;David N&quot;, &quot;non-dropping-particle&quot;: &quot;&quot;, &quot;parse-names&quot;: false, &quot;dropping-particle&quot;: &quot;&quot;, &quot;family&quot;: &quot;MacLennan&quot;, &quot;suffix&quot;: &quot;&quot;}, {&quot;given&quot;: &quot;Paul G&quot;, &quot;non-dropping-particle&quot;: &quot;&quot;, &quot;parse-names&quot;: false, &quot;dropping-particle&quot;: &quot;&quot;, &quot;family&quot;: &quot;Fernandes&quot;, &quot;suffix&quot;: &quot;&quot;}, {&quot;given&quot;: &quot;J&quot;, &quot;non-dropping-particle&quot;: &quot;&quot;, &quot;parse-names&quot;: false, &quot;dropping-particle&quot;: &quot;&quot;, &quot;family&quot;: &quot;Dalen&quot;, &quot;suffix&quot;: &quot;&quot;}], &quot;type&quot;: &quot;article-journal&quot;, &quot;title&quot;: &quot;A consistent approach to definitions and symbols in fisheries acoustics&quot;, &quot;issue&quot;: &quot;2&quot;, &quot;container-title&quot;: &quot;ICES Journal of Marine Science&quot;, &quot;issued&quot;: {&quot;date-parts&quot;: [[&quot;2002&quot;]]}}}], &quot;mendeley&quot;: {&quot;formattedCitation&quot;: &quot;(MacLennan et al. 2002)&quot;, &quot;plainTextFormattedCitation&quot;: &quot;(MacLennan et al. 2002)&quot;, &quot;previouslyFormattedCitation&quot;: &quot;(MacLennan et al. 2002)&quot;}, &quot;properties&quot;: {&quot;noteIndex&quot;: 0}} RNDXTLgidfqSM"/><text:span text:style-name="T9">(MacLennan et al. 2002)</text:span><text:reference-mark-end text:name="ADDIN CSL_CITATION {&quot;schema&quot;: &quot;https://github.com/citation-style-language/schema/raw/master/csl-citation.json&quot;, &quot;citationItems&quot;: [{&quot;id&quot;: &quot;ITEM-1&quot;, &quot;uris&quot;: [&quot;http://www.mendeley.com/documents/?uuid=fd4ab91c-0d35-4b73-9fbc-deac289f16e1&quot;], &quot;itemData&quot;: {&quot;volume&quot;: &quot;59&quot;, &quot;id&quot;: &quot;ITEM-1&quot;, &quot;page&quot;: &quot;365-369&quot;, &quot;author&quot;: [{&quot;given&quot;: &quot;David N&quot;, &quot;non-dropping-particle&quot;: &quot;&quot;, &quot;parse-names&quot;: false, &quot;dropping-particle&quot;: &quot;&quot;, &quot;family&quot;: &quot;MacLennan&quot;, &quot;suffix&quot;: &quot;&quot;}, {&quot;given&quot;: &quot;Paul G&quot;, &quot;non-dropping-particle&quot;: &quot;&quot;, &quot;parse-names&quot;: false, &quot;dropping-particle&quot;: &quot;&quot;, &quot;family&quot;: &quot;Fernandes&quot;, &quot;suffix&quot;: &quot;&quot;}, {&quot;given&quot;: &quot;J&quot;, &quot;non-dropping-particle&quot;: &quot;&quot;, &quot;parse-names&quot;: false, &quot;dropping-particle&quot;: &quot;&quot;, &quot;family&quot;: &quot;Dalen&quot;, &quot;suffix&quot;: &quot;&quot;}], &quot;type&quot;: &quot;article-journal&quot;, &quot;title&quot;: &quot;A consistent approach to definitions and symbols in fisheries acoustics&quot;, &quot;issue&quot;: &quot;2&quot;, &quot;container-title&quot;: &quot;ICES Journal of Marine Science&quot;, &quot;issued&quot;: {&quot;date-parts&quot;: [[&quot;2002&quot;]]}}}], &quot;mendeley&quot;: {&quot;formattedCitation&quot;: &quot;(MacLennan et al. 2002)&quot;, &quot;plainTextFormattedCitation&quot;: &quot;(MacLennan et al. 2002)&quot;, &quot;previouslyFormattedCitation&quot;: &quot;(MacLennan et al. 2002)&quot;}, &quot;properties&quot;: {&quot;noteIndex&quot;: 0}} RNDXTLgidfqSM"/><text:span text:style-name="T9">⁠. </text:span><text:span text:style-name="T8"><text:s/></text:span><text:span text:style-name="T23">We calculated these values using the stochastic distorted-wave born approximation </text:span><text:reference-mark-start text:name="ADDIN CSL_CITATION {&quot;schema&quot;: &quot;https://github.com/citation-style-language/schema/raw/master/csl-citation.json&quot;, &quot;citationItems&quot;: [{&quot;id&quot;: &quot;ITEM-1&quot;, &quot;uris&quot;: [&quot;http://www.mendeley.com/documents/?uuid=c253eaa3-2d47-4531-a546-3bb93165cf79&quot;], &quot;itemData&quot;: {&quot;ISBN&quot;: &quot;0001-4966 (Print)&quot;, &quot;page&quot;: &quot;236-253&quot;, &quot;PMID&quot;: &quot;9440326&quot;, &quot;author&quot;: [{&quot;given&quot;: &quot;Timothy K.&quot;, &quot;non-dropping-particle&quot;: &quot;&quot;, &quot;parse-names&quot;: false, &quot;dropping-particle&quot;: &quot;&quot;, &quot;family&quot;: &quot;Stanton&quot;, &quot;suffix&quot;: &quot;&quot;}, {&quot;given&quot;: &quot;Dezhang&quot;, &quot;non-dropping-particle&quot;: &quot;&quot;, &quot;parse-names&quot;: false, &quot;dropping-particle&quot;: &quot;&quot;, &quot;family&quot;: &quot;Chu&quot;, &quot;suffix&quot;: &quot;&quot;}, {&quot;given&quot;: &quot;Peter H.&quot;, &quot;non-dropping-particle&quot;: &quot;&quot;, &quot;parse-names&quot;: false, &quot;dropping-particle&quot;: &quot;&quot;, &quot;family&quot;: &quot;Wiebe&quot;, &quot;suffix&quot;: &quot;&quot;}], &quot;issue&quot;: &quot;1&quot;, &quot;issued&quot;: {&quot;date-parts&quot;: [[&quot;1998&quot;]]}, &quot;DOI&quot;: &quot;10.1121/1.421110&quot;, &quot;type&quot;: &quot;article-journal&quot;, &quot;container-title&quot;: &quot;The Journal of the Acoustical Society of America&quot;, &quot;title&quot;: &quot;Sound scattering by several zooplankton groups. II. Scattering models.&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volume&quot;: &quot;103&quot;, &quot;id&quot;: &quot;ITEM-1&quot;, &quot;ISSN&quot;: &quot;00014966&quot;}}, {&quot;id&quot;: &quot;ITEM-2&quot;, &quot;uris&quot;: [&quot;http://www.mendeley.com/documents/?uuid=63ba84c5-3834-4aff-b70f-3deea45f141f&quot;], &quot;itemData&quot;: {&quot;type&quot;: &quot;article-journal&quot;, &quot;author&quot;: [{&quot;given&quot;: &quot;D.E.&quot;, &quot;non-dropping-particle&quot;: &quot;&quot;, &quot;parse-names&quot;: false, &quot;dropping-particle&quot;: &quot;&quot;, &quot;family&quot;: &quot;McGehee&quot;, &quot;suffix&quot;: &quot;&quot;}, {&quot;given&quot;: &quot;R.L.&quot;, &quot;non-dropping-particle&quot;: &quot;&quot;, &quot;parse-names&quot;: false, &quot;dropping-particle&quot;: &quot;&quot;, &quot;family&quot;: &quot;O\u2019Driscoll&quot;, &quot;suffix&quot;: &quot;&quot;}, {&quot;given&quot;: &quot;L.V.Martin&quot;, &quot;non-dropping-particle&quot;: &quot;&quot;, &quot;parse-names&quot;: false, &quot;dropping-particle&quot;: &quot;&quot;, &quot;family&quot;: &quot;Traykovski&quot;, &quot;suffix&quot;: &quot;&quot;}], &quot;title&quot;: &quot;Effects of orientation on acoustic scattering from Antarctic krill at 120 kHz&quot;, &quot;issued&quot;: {&quot;date-parts&quot;: [[&quot;1998&quot;, &quot;7&quot;]]}, &quot;volume&quot;: &quot;45&quot;, &quot;DOI&quot;: &quot;10.1016/S0967-0645(98)00036-8&quot;, &quot;page&quot;: &quot;1273-1294&quot;, &quot;ISSN&quot;: &quot;09670645&quot;, &quot;issue&quot;: &quot;7&quot;, &quot;id&quot;: &quot;ITEM-2&quot;, &quot;container-title&quot;: &quot;Deep-Sea Research II&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quot;properties&quot;: {&quot;noteIndex&quot;: 0}} RND8vFDoe1cWR"/><text:span text:style-name="T14">(DWBA, Stanton et al. 1998, McGehee </text:span><text:soft-page-break/><text:span text:style-name="T14">et al. 1998)</text:span><text:reference-mark-end text:name="ADDIN CSL_CITATION {&quot;schema&quot;: &quot;https://github.com/citation-style-language/schema/raw/master/csl-citation.json&quot;, &quot;citationItems&quot;: [{&quot;id&quot;: &quot;ITEM-1&quot;, &quot;uris&quot;: [&quot;http://www.mendeley.com/documents/?uuid=c253eaa3-2d47-4531-a546-3bb93165cf79&quot;], &quot;itemData&quot;: {&quot;ISBN&quot;: &quot;0001-4966 (Print)&quot;, &quot;page&quot;: &quot;236-253&quot;, &quot;PMID&quot;: &quot;9440326&quot;, &quot;author&quot;: [{&quot;given&quot;: &quot;Timothy K.&quot;, &quot;non-dropping-particle&quot;: &quot;&quot;, &quot;parse-names&quot;: false, &quot;dropping-particle&quot;: &quot;&quot;, &quot;family&quot;: &quot;Stanton&quot;, &quot;suffix&quot;: &quot;&quot;}, {&quot;given&quot;: &quot;Dezhang&quot;, &quot;non-dropping-particle&quot;: &quot;&quot;, &quot;parse-names&quot;: false, &quot;dropping-particle&quot;: &quot;&quot;, &quot;family&quot;: &quot;Chu&quot;, &quot;suffix&quot;: &quot;&quot;}, {&quot;given&quot;: &quot;Peter H.&quot;, &quot;non-dropping-particle&quot;: &quot;&quot;, &quot;parse-names&quot;: false, &quot;dropping-particle&quot;: &quot;&quot;, &quot;family&quot;: &quot;Wiebe&quot;, &quot;suffix&quot;: &quot;&quot;}], &quot;issue&quot;: &quot;1&quot;, &quot;issued&quot;: {&quot;date-parts&quot;: [[&quot;1998&quot;]]}, &quot;DOI&quot;: &quot;10.1121/1.421110&quot;, &quot;type&quot;: &quot;article-journal&quot;, &quot;container-title&quot;: &quot;The Journal of the Acoustical Society of America&quot;, &quot;title&quot;: &quot;Sound scattering by several zooplankton groups. II. Scattering models.&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volume&quot;: &quot;103&quot;, &quot;id&quot;: &quot;ITEM-1&quot;, &quot;ISSN&quot;: &quot;00014966&quot;}}, {&quot;id&quot;: &quot;ITEM-2&quot;, &quot;uris&quot;: [&quot;http://www.mendeley.com/documents/?uuid=63ba84c5-3834-4aff-b70f-3deea45f141f&quot;], &quot;itemData&quot;: {&quot;type&quot;: &quot;article-journal&quot;, &quot;author&quot;: [{&quot;given&quot;: &quot;D.E.&quot;, &quot;non-dropping-particle&quot;: &quot;&quot;, &quot;parse-names&quot;: false, &quot;dropping-particle&quot;: &quot;&quot;, &quot;family&quot;: &quot;McGehee&quot;, &quot;suffix&quot;: &quot;&quot;}, {&quot;given&quot;: &quot;R.L.&quot;, &quot;non-dropping-particle&quot;: &quot;&quot;, &quot;parse-names&quot;: false, &quot;dropping-particle&quot;: &quot;&quot;, &quot;family&quot;: &quot;O\u2019Driscoll&quot;, &quot;suffix&quot;: &quot;&quot;}, {&quot;given&quot;: &quot;L.V.Martin&quot;, &quot;non-dropping-particle&quot;: &quot;&quot;, &quot;parse-names&quot;: false, &quot;dropping-particle&quot;: &quot;&quot;, &quot;family&quot;: &quot;Traykovski&quot;, &quot;suffix&quot;: &quot;&quot;}], &quot;title&quot;: &quot;Effects of orientation on acoustic scattering from Antarctic krill at 120 kHz&quot;, &quot;issued&quot;: {&quot;date-parts&quot;: [[&quot;1998&quot;, &quot;7&quot;]]}, &quot;volume&quot;: &quot;45&quot;, &quot;DOI&quot;: &quot;10.1016/S0967-0645(98)00036-8&quot;, &quot;page&quot;: &quot;1273-1294&quot;, &quot;ISSN&quot;: &quot;09670645&quot;, &quot;issue&quot;: &quot;7&quot;, &quot;id&quot;: &quot;ITEM-2&quot;, &quot;container-title&quot;: &quot;Deep-Sea Research II&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quot;properties&quot;: {&quot;noteIndex&quot;: 0}} RND8vFDoe1cWR"/><text:span text:style-name="T23">⁠. We used generic models for the body shapes of cladocerans and calanoid copepods </text:span><text:reference-mark-start text:name="ADDIN CSL_CITATION {&quot;schema&quot;: &quot;https://github.com/citation-style-language/schema/raw/master/csl-citation.json&quot;, &quot;citationItems&quot;: [{&quot;id&quot;: &quot;ITEM-1&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1&quot;, &quot;container-title&quot;: &quot;Limnology and Oceanography: Methods&quot;, &quot;ISSN&quot;: &quot;15415856&quot;}}], &quot;mendeley&quot;: {&quot;formattedCitation&quot;: &quot;(Warren et al. 2016)&quot;, &quot;plainTextFormattedCitation&quot;: &quot;(Warren et al. 2016)&quot;, &quot;previouslyFormattedCitation&quot;: &quot;(Warren et al. 2016)&quot;}, &quot;properties&quot;: {&quot;noteIndex&quot;: 0}} RNDHhq0s4YZ1p"/><text:span text:style-name="T14">(Warren et al. 2016)</text:span><text:reference-mark-end text:name="ADDIN CSL_CITATION {&quot;schema&quot;: &quot;https://github.com/citation-style-language/schema/raw/master/csl-citation.json&quot;, &quot;citationItems&quot;: [{&quot;id&quot;: &quot;ITEM-1&quot;, &quot;uris&quot;: [&quot;http://www.mendeley.com/documents/?uuid=b770ceeb-795b-4bdc-9bda-a50a17f6561c&quot;], &quot;itemData&quot;: {&quot;ISBN&quot;: &quot;8153244698&quot;, &quot;author&quot;: [{&quot;given&quot;: &quot;Joseph D.&quot;, &quot;non-dropping-particle&quot;: &quot;&quot;, &quot;parse-names&quot;: false, &quot;dropping-particle&quot;: &quot;&quot;, &quot;family&quot;: &quot;Warren&quot;, &quot;suffix&quot;: &quot;&quot;}, {&quot;given&quot;: &quot;Taylor H.&quot;, &quot;non-dropping-particle&quot;: &quot;&quot;, &quot;parse-names&quot;: false, &quot;dropping-particle&quot;: &quot;&quot;, &quot;family&quot;: &quot;Leach&quot;, &quot;suffix&quot;: &quot;&quot;}, {&quot;given&quot;: &quot;Craig E.&quot;, &quot;non-dropping-particle&quot;: &quot;&quot;, &quot;parse-names&quot;: false, &quot;dropping-particle&quot;: &quot;&quot;, &quot;family&quot;: &quot;Williamson&quot;, &quot;suffix&quot;: &quot;&quot;}], &quot;title&quot;: &quot;Measuring the distribution, abundance, and biovolume of zooplankton in an oligotrophic freshwater lake with a 710 kHz scientific echosounder&quot;, &quot;type&quot;: &quot;article-journal&quot;, &quot;DOI&quot;: &quot;10.1002/lom3.10084&quot;, &quot;issued&quot;: {&quot;date-parts&quot;: [[&quot;2016&quot;]]}, &quot;id&quot;: &quot;ITEM-1&quot;, &quot;container-title&quot;: &quot;Limnology and Oceanography: Methods&quot;, &quot;ISSN&quot;: &quot;15415856&quot;}}], &quot;mendeley&quot;: {&quot;formattedCitation&quot;: &quot;(Warren et al. 2016)&quot;, &quot;plainTextFormattedCitation&quot;: &quot;(Warren et al. 2016)&quot;, &quot;previouslyFormattedCitation&quot;: &quot;(Warren et al. 2016)&quot;}, &quot;properties&quot;: {&quot;noteIndex&quot;: 0}} RNDHhq0s4YZ1p"/><text:span text:style-name="T23">⁠, and assumed density and sound-speed contrasts of 1.04 </text:span><text:reference-mark-start text:name="ADDIN CSL_CITATION {&quot;schema&quot;: &quot;https://github.com/citation-style-language/schema/raw/master/csl-citation.json&quot;, &quot;citationItems&quot;: [{&quot;id&quot;: &quot;ITEM-1&quot;, &quot;uris&quot;: [&quot;http://www.mendeley.com/documents/?uuid=0f62569b-2404-49bc-90c6-f07a8a1b8f48&quot;], &quot;itemData&quot;: {&quot;ISBN&quot;: &quot;1054-3139&quot;, &quot;page&quot;: &quot;793-807&quot;, &quot;PMID&quot;: &quot;9440326&quot;, &quot;author&quot;: [{&quot;given&quot;: &quot;Timothy K.&quot;, &quot;non-dropping-particle&quot;: &quot;&quot;, &quot;parse-names&quot;: false, &quot;dropping-particle&quot;: &quot;&quot;, &quot;family&quot;: &quot;Stanton&quot;, &quot;suffix&quot;: &quot;&quot;}, {&quot;given&quot;: &quot;Dezhang&quot;, &quot;non-dropping-particle&quot;: &quot;&quot;, &quot;parse-names&quot;: false, &quot;dropping-particle&quot;: &quot;&quot;, &quot;family&quot;: &quot;Chu&quot;, &quot;suffix&quot;: &quot;&quot;}], &quot;container-title&quot;: &quot;ICES Journal of Marine Science&quot;, &quot;issued&quot;: {&quot;date-parts&quot;: [[&quot;2000&quot;]]}, &quot;DOI&quot;: &quot;10.1006/jmsc.1999.0517&quot;, &quot;ISS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id&quot;: &quot;ITEM-1&quot;, &quot;title&quot;: &quot;Review and recommendations for the modelling of acoustic scattering by fluid-like elongated zooplankton: euphausiids and copepods&quot;}}], &quot;mendeley&quot;: {&quot;formattedCitation&quot;: &quot;(Stanton and Chu 2000)&quot;, &quot;plainTextFormattedCitation&quot;: &quot;(Stanton and Chu 2000)&quot;, &quot;previouslyFormattedCitation&quot;: &quot;(Stanton and Chu 2000)&quot;}, &quot;properties&quot;: {&quot;noteIndex&quot;: 0}} RNDCYJXF1Bure"/><text:span text:style-name="T14">(Stanton and Chu 2000)</text:span><text:reference-mark-end text:name="ADDIN CSL_CITATION {&quot;schema&quot;: &quot;https://github.com/citation-style-language/schema/raw/master/csl-citation.json&quot;, &quot;citationItems&quot;: [{&quot;id&quot;: &quot;ITEM-1&quot;, &quot;uris&quot;: [&quot;http://www.mendeley.com/documents/?uuid=0f62569b-2404-49bc-90c6-f07a8a1b8f48&quot;], &quot;itemData&quot;: {&quot;ISBN&quot;: &quot;1054-3139&quot;, &quot;page&quot;: &quot;793-807&quot;, &quot;PMID&quot;: &quot;9440326&quot;, &quot;author&quot;: [{&quot;given&quot;: &quot;Timothy K.&quot;, &quot;non-dropping-particle&quot;: &quot;&quot;, &quot;parse-names&quot;: false, &quot;dropping-particle&quot;: &quot;&quot;, &quot;family&quot;: &quot;Stanton&quot;, &quot;suffix&quot;: &quot;&quot;}, {&quot;given&quot;: &quot;Dezhang&quot;, &quot;non-dropping-particle&quot;: &quot;&quot;, &quot;parse-names&quot;: false, &quot;dropping-particle&quot;: &quot;&quot;, &quot;family&quot;: &quot;Chu&quot;, &quot;suffix&quot;: &quot;&quot;}], &quot;container-title&quot;: &quot;ICES Journal of Marine Science&quot;, &quot;issued&quot;: {&quot;date-parts&quot;: [[&quot;2000&quot;]]}, &quot;DOI&quot;: &quot;10.1006/jmsc.1999.0517&quot;, &quot;ISS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volume&quot;: &quot;57&quot;, &quot;id&quot;: &quot;ITEM-1&quot;, &quot;title&quot;: &quot;Review and recommendations for the modelling of acoustic scattering by fluid-like elongated zooplankton: euphausiids and copepods&quot;}}], &quot;mendeley&quot;: {&quot;formattedCitation&quot;: &quot;(Stanton and Chu 2000)&quot;, &quot;plainTextFormattedCitation&quot;: &quot;(Stanton and Chu 2000)&quot;, &quot;previouslyFormattedCitation&quot;: &quot;(Stanton and Chu 2000)&quot;}, &quot;properties&quot;: {&quot;noteIndex&quot;: 0}} RNDCYJXF1Bure"/><text:span text:style-name="T23">⁠. <text:s/>For each lake, sampling date, and taxonomic group (i.e., cladocerans and copepods), we calculated the mean body length and its standard deviation (s.d). <text:s/>We then drew 1000 random lengths from a normal </text:span><text:span text:style-name="T76">distribution with these parameters, scaling the generic body shape each one and calculating its backscattering cross-section. <text:s/></text:span><text:span text:style-name="T77">Assuming that t</text:span><text:span text:style-name="T78">he mean of these</text:span><text:span text:style-name="T82"> </text:span><text:span text:style-name="T78">values, </text:span><text:span text:style-name="T24">〈</text:span><text:span text:style-name="T81">σ</text:span><text:span text:style-name="T83">BS</text:span><text:span text:style-name="T24">〉</text:span><text:span text:style-name="T78">, </text:span><text:span text:style-name="T79">is</text:span><text:span text:style-name="T78"> representative for the taxonomic group in question, </text:span><text:span text:style-name="T79">then t</text:span><text:span text:style-name="T78">he density of animals </text:span><text:span text:style-name="T85">ρ</text:span><text:span text:style-name="T80"> </text:span><text:span text:style-name="T79">(number m</text:span><text:span text:style-name="T84">-3</text:span><text:span text:style-name="T79">)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6"><draw:frame draw:style-name="fr1"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17">(<text:sequence text:ref-name="refText0" text:name="Text" text:formula="ooow:Text+1" style:num-format="1">1</text:sequence>)</text:p>
            </table:table-cell>
          </table:table-row>
        </table:table-header-rows>
      </table:table>
      <text:p text:style-name="P11"/>
      <text:p text:style-name="P10"><text:span text:style-name="T30">where </text:span><text:span text:style-name="T33">s</text:span><text:span text:style-name="T34">v</text:span><text:span text:style-name="T30"> is the acoustic volume backscattering coefficient </text:span><text:reference-mark-start text:name="ADDIN CSL_CITATION {&quot;schema&quot;: &quot;https://github.com/citation-style-language/schema/raw/master/csl-citation.json&quot;, &quot;citationItems&quot;: [{&quot;id&quot;: &quot;ITEM-1&quot;, &quot;uris&quot;: [&quot;http://www.mendeley.com/documents/?uuid=fd4ab91c-0d35-4b73-9fbc-deac289f16e1&quot;], &quot;itemData&quot;: {&quot;volume&quot;: &quot;59&quot;, &quot;id&quot;: &quot;ITEM-1&quot;, &quot;page&quot;: &quot;365-369&quot;, &quot;author&quot;: [{&quot;given&quot;: &quot;David N&quot;, &quot;non-dropping-particle&quot;: &quot;&quot;, &quot;parse-names&quot;: false, &quot;dropping-particle&quot;: &quot;&quot;, &quot;family&quot;: &quot;MacLennan&quot;, &quot;suffix&quot;: &quot;&quot;}, {&quot;given&quot;: &quot;Paul G&quot;, &quot;non-dropping-particle&quot;: &quot;&quot;, &quot;parse-names&quot;: false, &quot;dropping-particle&quot;: &quot;&quot;, &quot;family&quot;: &quot;Fernandes&quot;, &quot;suffix&quot;: &quot;&quot;}, {&quot;given&quot;: &quot;J&quot;, &quot;non-dropping-particle&quot;: &quot;&quot;, &quot;parse-names&quot;: false, &quot;dropping-particle&quot;: &quot;&quot;, &quot;family&quot;: &quot;Dalen&quot;, &quot;suffix&quot;: &quot;&quot;}], &quot;type&quot;: &quot;article-journal&quot;, &quot;title&quot;: &quot;A consistent approach to definitions and symbols in fisheries acoustics&quot;, &quot;issue&quot;: &quot;2&quot;, &quot;container-title&quot;: &quot;ICES Journal of Marine Science&quot;, &quot;issued&quot;: {&quot;date-parts&quot;: [[&quot;2002&quot;]]}}}], &quot;mendeley&quot;: {&quot;formattedCitation&quot;: &quot;(MacLennan et al. 2002)&quot;, &quot;plainTextFormattedCitation&quot;: &quot;(MacLennan et al. 2002)&quot;, &quot;previouslyFormattedCitation&quot;: &quot;(MacLennan et al. 2002)&quot;}, &quot;properties&quot;: {&quot;noteIndex&quot;: 0}} RNDGzZVDOAE1h"/><text:span text:style-name="T35">(MacLennan et al. 2002)</text:span><text:reference-mark-end text:name="ADDIN CSL_CITATION {&quot;schema&quot;: &quot;https://github.com/citation-style-language/schema/raw/master/csl-citation.json&quot;, &quot;citationItems&quot;: [{&quot;id&quot;: &quot;ITEM-1&quot;, &quot;uris&quot;: [&quot;http://www.mendeley.com/documents/?uuid=fd4ab91c-0d35-4b73-9fbc-deac289f16e1&quot;], &quot;itemData&quot;: {&quot;volume&quot;: &quot;59&quot;, &quot;id&quot;: &quot;ITEM-1&quot;, &quot;page&quot;: &quot;365-369&quot;, &quot;author&quot;: [{&quot;given&quot;: &quot;David N&quot;, &quot;non-dropping-particle&quot;: &quot;&quot;, &quot;parse-names&quot;: false, &quot;dropping-particle&quot;: &quot;&quot;, &quot;family&quot;: &quot;MacLennan&quot;, &quot;suffix&quot;: &quot;&quot;}, {&quot;given&quot;: &quot;Paul G&quot;, &quot;non-dropping-particle&quot;: &quot;&quot;, &quot;parse-names&quot;: false, &quot;dropping-particle&quot;: &quot;&quot;, &quot;family&quot;: &quot;Fernandes&quot;, &quot;suffix&quot;: &quot;&quot;}, {&quot;given&quot;: &quot;J&quot;, &quot;non-dropping-particle&quot;: &quot;&quot;, &quot;parse-names&quot;: false, &quot;dropping-particle&quot;: &quot;&quot;, &quot;family&quot;: &quot;Dalen&quot;, &quot;suffix&quot;: &quot;&quot;}], &quot;type&quot;: &quot;article-journal&quot;, &quot;title&quot;: &quot;A consistent approach to definitions and symbols in fisheries acoustics&quot;, &quot;issue&quot;: &quot;2&quot;, &quot;container-title&quot;: &quot;ICES Journal of Marine Science&quot;, &quot;issued&quot;: {&quot;date-parts&quot;: [[&quot;2002&quot;]]}}}], &quot;mendeley&quot;: {&quot;formattedCitation&quot;: &quot;(MacLennan et al. 2002)&quot;, &quot;plainTextFormattedCitation&quot;: &quot;(MacLennan et al. 2002)&quot;, &quot;previouslyFormattedCitation&quot;: &quot;(MacLennan et al. 2002)&quot;}, &quot;properties&quot;: {&quot;noteIndex&quot;: 0}} RNDGzZVDOAE1h"/><text:span text:style-name="T30">⁠.</text:span></text:p>
      <text:p text:style-name="P9"/>
      <text:p text:style-name="P14"><text:span text:style-name="T32">A</text:span><text:span text:style-name="T31">coustic data processing and analysis</text:span></text:p>
      <text:p text:style-name="P3"><text:span text:style-name="T43"><text:tab/>Acoustic data were preprocessed using Echoview Software version 7.0 </text:span><text:reference-mark-start text:name="ADDIN CSL_CITATION {&quot;schema&quot;: &quot;https://github.com/citation-style-language/schema/raw/master/csl-citation.json&quot;, &quot;citationItems&quot;: [{&quot;id&quot;: &quot;ITEM-1&quot;, &quot;uris&quot;: [&quot;http://www.mendeley.com/documents/?uuid=cf73062a-f57a-4c33-abfe-edb39d949a64&quot;], &quot;itemData&quot;: {&quot;id&quot;: &quot;ITEM-1&quot;, &quot;type&quot;: &quot;article&quot;, &quot;number&quot;: &quot;5&quot;, &quot;author&quot;: [{&quot;given&quot;: &quot;&quot;, &quot;non-dropping-particle&quot;: &quot;&quot;, &quot;parse-names&quot;: false, &quot;dropping-particle&quot;: &quot;&quot;, &quot;family&quot;: &quot;Myriax Pty Ltd&quot;, &quot;suffix&quot;: &quot;&quot;}], &quot;publisher-place&quot;: &quot;Hobart, Tasmania&quot;, &quot;title&quot;: &quot;Echoview&quot;, &quot;issued&quot;: {&quot;date-parts&quot;: [[&quot;2016&quot;]]}}}], &quot;mendeley&quot;: {&quot;formattedCitation&quot;: &quot;(Myriax Pty Ltd 2016)&quot;, &quot;plainTextFormattedCitation&quot;: &quot;(Myriax Pty Ltd 2016)&quot;, &quot;previouslyFormattedCitation&quot;: &quot;(Myriax Pty Ltd 2016)&quot;}, &quot;properties&quot;: {&quot;noteIndex&quot;: 0}} RNDgJOXJHbrrd"/><text:span text:style-name="T6">(Myriax Pty Ltd 2016)</text:span><text:reference-mark-end text:name="ADDIN CSL_CITATION {&quot;schema&quot;: &quot;https://github.com/citation-style-language/schema/raw/master/csl-citation.json&quot;, &quot;citationItems&quot;: [{&quot;id&quot;: &quot;ITEM-1&quot;, &quot;uris&quot;: [&quot;http://www.mendeley.com/documents/?uuid=cf73062a-f57a-4c33-abfe-edb39d949a64&quot;], &quot;itemData&quot;: {&quot;id&quot;: &quot;ITEM-1&quot;, &quot;type&quot;: &quot;article&quot;, &quot;number&quot;: &quot;5&quot;, &quot;author&quot;: [{&quot;given&quot;: &quot;&quot;, &quot;non-dropping-particle&quot;: &quot;&quot;, &quot;parse-names&quot;: false, &quot;dropping-particle&quot;: &quot;&quot;, &quot;family&quot;: &quot;Myriax Pty Ltd&quot;, &quot;suffix&quot;: &quot;&quot;}], &quot;publisher-place&quot;: &quot;Hobart, Tasmania&quot;, &quot;title&quot;: &quot;Echoview&quot;, &quot;issued&quot;: {&quot;date-parts&quot;: [[&quot;2016&quot;]]}}}], &quot;mendeley&quot;: {&quot;formattedCitation&quot;: &quot;(Myriax Pty Ltd 2016)&quot;, &quot;plainTextFormattedCitation&quot;: &quot;(Myriax Pty Ltd 2016)&quot;, &quot;previouslyFormattedCitation&quot;: &quot;(Myriax Pty Ltd 2016)&quot;}, &quot;properties&quot;: {&quot;noteIndex&quot;: 0}} RNDgJOXJHbrrd"/><text:span text:style-name="T43">⁠. <text:s/></text:span><text:span text:style-name="T44">Background noise was estimated and subtracted following </text:span><text:reference-mark-start text:name="ADDIN CSL_CITATION {&quot;schema&quot;: &quot;https://github.com/citation-style-language/schema/raw/master/csl-citation.json&quot;, &quot;citationItems&quot;: [{&quot;id&quot;: &quot;ITEM-1&quot;, &quot;uris&quot;: [&quot;http://www.mendeley.com/documents/?uuid=3db6c386-65b7-48b9-95d2-565adb1c2dd6&quot;], &quot;itemData&quot;: {&quot;volume&quot;: &quot;64&quot;, &quot;id&quot;: &quot;ITEM-1&quot;, &quot;page&quot;: &quot;1282-1291&quot;, &quot;author&quot;: [{&quot;given&quot;: &quot;Alex&quot;, &quot;non-dropping-particle&quot;: &quot;De&quot;, &quot;parse-names&quot;: false, &quot;dropping-particle&quot;: &quot;&quot;, &quot;family&quot;: &quot;Robertis&quot;, &quot;suffix&quot;: &quot;&quot;}, {&quot;given&quot;: &quot;Ian&quot;, &quot;non-dropping-particle&quot;: &quot;&quot;, &quot;parse-names&quot;: false, &quot;dropping-particle&quot;: &quot;&quot;, &quot;family&quot;: &quot;Higginbottom&quot;, &quot;suffix&quot;: &quot;&quot;}], &quot;type&quot;: &quot;article-journal&quot;, &quot;title&quot;: &quot;A post-processing technique to estimate the signal-to-noise ratio and remove echosounder background noise&quot;, &quot;issue&quot;: &quot;6&quot;, &quot;container-title&quot;: &quot;ICES Journal of Marine Science&quot;, &quot;issued&quot;: {&quot;date-parts&quot;: [[&quot;2007&quot;]]}}}], &quot;mendeley&quot;: {&quot;formattedCitation&quot;: &quot;(De Robertis and Higginbottom 2007)&quot;, &quot;plainTextFormattedCitation&quot;: &quot;(De Robertis and Higginbottom 2007)&quot;, &quot;previouslyFormattedCitation&quot;: &quot;(De Robertis and Higginbottom 2007)&quot;}, &quot;properties&quot;: {&quot;noteIndex&quot;: 0}} RNDh3B0bQ2mLt"/><text:span text:style-name="T11">(De Robertis and Higginbottom 2007)</text:span><text:reference-mark-end text:name="ADDIN CSL_CITATION {&quot;schema&quot;: &quot;https://github.com/citation-style-language/schema/raw/master/csl-citation.json&quot;, &quot;citationItems&quot;: [{&quot;id&quot;: &quot;ITEM-1&quot;, &quot;uris&quot;: [&quot;http://www.mendeley.com/documents/?uuid=3db6c386-65b7-48b9-95d2-565adb1c2dd6&quot;], &quot;itemData&quot;: {&quot;volume&quot;: &quot;64&quot;, &quot;id&quot;: &quot;ITEM-1&quot;, &quot;page&quot;: &quot;1282-1291&quot;, &quot;author&quot;: [{&quot;given&quot;: &quot;Alex&quot;, &quot;non-dropping-particle&quot;: &quot;De&quot;, &quot;parse-names&quot;: false, &quot;dropping-particle&quot;: &quot;&quot;, &quot;family&quot;: &quot;Robertis&quot;, &quot;suffix&quot;: &quot;&quot;}, {&quot;given&quot;: &quot;Ian&quot;, &quot;non-dropping-particle&quot;: &quot;&quot;, &quot;parse-names&quot;: false, &quot;dropping-particle&quot;: &quot;&quot;, &quot;family&quot;: &quot;Higginbottom&quot;, &quot;suffix&quot;: &quot;&quot;}], &quot;type&quot;: &quot;article-journal&quot;, &quot;title&quot;: &quot;A post-processing technique to estimate the signal-to-noise ratio and remove echosounder background noise&quot;, &quot;issue&quot;: &quot;6&quot;, &quot;container-title&quot;: &quot;ICES Journal of Marine Science&quot;, &quot;issued&quot;: {&quot;date-parts&quot;: [[&quot;2007&quot;]]}}}], &quot;mendeley&quot;: {&quot;formattedCitation&quot;: &quot;(De Robertis and Higginbottom 2007)&quot;, &quot;plainTextFormattedCitation&quot;: &quot;(De Robertis and Higginbottom 2007)&quot;, &quot;previouslyFormattedCitation&quot;: &quot;(De Robertis and Higginbottom 2007)&quot;}, &quot;properties&quot;: {&quot;noteIndex&quot;: 0}} RNDh3B0bQ2mLt"/><text:span text:style-name="T44">⁠. <text:s/>Data were manually scrutinized to correct bottom lines, exclude echoes from instrument casts, and eliminate intermittent interference, such as multipath and sidelobe echoes from the steep rocky sides of the lake. <text:s/>Acoustic data were integrated in bins 1 m deep and 10 m wide along-track and exported for further analysis. <text:s/>Single fish targets were detected in the 120 kHz data using Echoview's school-detection operator (***citation for algorithm***), with [***</text:span><text:span text:style-name="T46">single-target</text:span><text:span text:style-name="T44">-detection parameters***]. <text:s/>The in-situ TS values of these targets were </text:span><text:span text:style-name="T45">also</text:span><text:span text:style-name="T44"> exported.</text:span></text:p>
      <text:p text:style-name="P4"><text:span text:style-name="T44"><text:tab/></text:span><text:span text:style-name="T45">After exporting, fish echoes were eliminated from the 710 kHz data by excluding cells where backscatter was higher at 120 kHz. <text:s/></text:span><text:span text:style-name="T25">Backscatter </text:span><text:span text:style-name="T26">at 710 kHz in each lake on each sampling date </text:span><text:span text:style-name="T25">was </text:span><text:span text:style-name="T26"><text:s/></text:span><text:span text:style-name="T25">apportioned to copepods and cladocerans based on </text:span><text:span text:style-name="T27">the</text:span><text:span text:style-name="T25"> proportional abundance</text:span><text:span text:style-name="T26">s</text:span><text:span text:style-name="T25"> </text:span><text:span text:style-name="T27">and target strengths</text:span><text:span text:style-name="T25"> </text:span><text:span text:style-name="T27">using the following two relations:</text:span></text:p>
      <text:p text:style-name="P30"><draw:frame draw:style-name="fr1"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7"><draw:frame draw:style-name="fr1"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5"><text:span text:style-name="T86">where </text:span><text:span text:style-name="T60">N</text:span><text:span text:style-name="T59">1</text:span><text:span text:style-name="T86"> and </text:span><text:span text:style-name="T60">N</text:span><text:span text:style-name="T59">2</text:span><text:span text:style-name="T86"> are the counts of copepods and cladocerans in the corresponding net sample. </text:span><text:span text:style-name="T25">Numerical densities were converted to biovolumes based on the volumes of the model body shapes scaled to the appropriate mean length. <text:s/></text:span><text:span text:style-name="T28">Fish densities were calculated from the integrated 120 kHz backscatter. <text:s/>Integration cells were classified as fish if their backscatter was higher at 120 kHz than at </text:span><text:soft-page-break/><text:span text:style-name="T28">710 kHz. <text:s/>The empirical mean TS of the </text:span><text:span text:style-name="T29">individual fish</text:span><text:span text:style-name="T28"> targets was used to convert backscatter to fish densities. <text:s/></text:span></text:p>
      <text:p text:style-name="P5"/>
      <text:p text:style-name="P13">Distribution of zooplankton and fish</text:p>
      <text:p text:style-name="P15"><text:tab/><text:span text:style-name="T87">Vertical profiles of fish and zooplankton density were constructed for each lake and date by averaging values horizontally within each depth bin. <text:s/>We also investigated horizontal spatial trends and patchiness of fish and zooplankton by averaging their densities vertically through the water column. <text:s/>The (log-transformed) densities in this horizontal dataset were modeled as a function of distance from shore, and distance from each lake's main stream inlet. <text:s/>Spatial structure in the residuals was accounted for by fitting variogram models to their empirical variograms. <text:s/>These geostatistical models were used to extrapolate the observed densities at the cruise track across the surface of the lake, allowing us to estimate the total abundance of zooplankton and fish in each lake at the time of each survey.</text:span></text:p>
      <text:p text:style-name="P15"><text:tab/></text:p>
      <text:list xml:id="list2202531277641761148" text:style-name="L9">
        <text:list-item>
          <text:p text:style-name="P23">Other environmental variables (still waiting for summaries from TERC)</text:p>
          <text:list>
            <text:list-item>
              <text:p text:style-name="P28">temperature/stratification<office:annotation><dc:creator>Joe </dc:creator><dc:date>2014-12-05T11:13:51</dc:date><text:p text:style-name="P36"><text:span text:style-name="T102">I think we can leave some (or most) of this for the manuscripts others will write focusing on the fire... although I should talk to Craig about what's going on with that. <text:s/>The basic environmental data (i.e. CTD, thermo/pycnocline information would be useful .. but not critical I think)</text:span></text:p></office:annotation><office:annotation><dc:creator>Sam Urmy</dc:creator><dc:date>2015-03-31T08:24:33</dc:date><text:list text:style-name=""><text:list-item><text:p text:style-name="P36"><text:span text:style-name="T100">Reply to Joe <text:s/>(12/05/2014, 11:13): "..."</text:span></text:p></text:list-item></text:list><text:p><text:span text:style-name="T101">We should have thermocline depth, I think, given that many of the echograms show what looks like a sharp change above/below it</text:span></text:p></office:annotation></text:p>
            </text:list-item>
          </text:list>
        </text:list-item>
      </text:list>
      <text:p text:style-name="P1"/>
      <text:p text:style-name="P8">Results<text:span text:style-name="T21"> </text:span></text:p>
      <text:list xml:id="list1875965578997279260" text:style-name="L10">
        <text:list-item>
          <text:p text:style-name="P24">Composition of zooplankton over time</text:p>
          <text:list>
            <text:list-item>
              <text:p text:style-name="P24">In each lake:</text:p>
              <text:list>
                <text:list-item>
                  <text:p text:style-name="P24">Species/life stages present</text:p>
                </text:list-item>
                <text:list-item>
                  <text:p text:style-name="P24">Measurements/TS</text:p>
                </text:list-item>
              </text:list>
            </text:list-item>
          </text:list>
        </text:list-item>
        <text:list-item>
          <text:p text:style-name="P24">Density/abundance of fish/zooplankton</text:p>
          <text:list>
            <text:list-item>
              <text:p text:style-name="P24">In each lake:</text:p>
              <text:list>
                <text:list-item>
                  <text:p text:style-name="P24">Mean fish and zoop density in each survey</text:p>
                </text:list-item>
                <text:list-item>
                  <text:p text:style-name="P24">Estimate of total biomass in each lake</text:p>
                </text:list-item>
              </text:list>
            </text:list-item>
          </text:list>
        </text:list-item>
        <text:list-item>
          <text:p text:style-name="P24">Changes in distribution over time</text:p>
          <text:list>
            <text:list-item>
              <text:p text:style-name="P24">In each lake:</text:p>
              <text:list>
                <text:list-item>
                  <text:p text:style-name="P24">Vertical</text:p>
                </text:list-item>
                <text:list-item>
                  <text:p text:style-name="P24">Horizontal? Trends, measures of autocorrelation/patchiness?</text:p>
                </text:list-item>
              </text:list>
            </text:list-item>
          </text:list>
        </text:list-item>
        <text:list-item>
          <text:p text:style-name="P24">Other characteristics of environment?</text:p>
          <text:list>
            <text:list-item>
              <text:p text:style-name="P24">Water clarity, chlorophyll, stratification</text:p>
            </text:list-item>
          </text:list>
        </text:list-item>
      </text:list>
      <text:p text:style-name="P1"><text:soft-page-break/></text:p>
      <text:p text:style-name="P8">Discussion</text:p>
      <text:list xml:id="list4284014045681342661" text:style-name="L11">
        <text:list-item>
          <text:p text:style-name="P25">Looks like more fish/less zooplankton in Cherry Lake</text:p>
          <text:list>
            <text:list-item>
              <text:p text:style-name="P25">Different food web due to stocking?</text:p>
            </text:list-item>
            <text:list-item>
              <text:p text:style-name="P25">Discuss differences (if any) in zooplankton communities between lakes</text:p>
            </text:list-item>
          </text:list>
        </text:list-item>
        <text:list-item>
          <text:p text:style-name="P25">Seasonal cycle</text:p>
          <text:list>
            <text:list-item>
              <text:p text:style-name="P25">Looks like spring bloom present in both lakes</text:p>
            </text:list-item>
            <text:list-item>
              <text:p text:style-name="P25">Stratification increases over summer, zoops concentrate near surface?</text:p>
            </text:list-item>
            <text:list-item>
              <text:p text:style-name="P25">Zoop populations decline by end of the summer</text:p>
            </text:list-item>
          </text:list>
        </text:list-item>
        <text:list-item>
          <text:p text:style-name="P25">Effects of fire (if we can say anything about them...)</text:p>
        </text:list-item>
        <text:list-item>
          <text:p text:style-name="P25">Paragraph on caveats/challenges</text:p>
          <text:list>
            <text:list-item>
              <text:p text:style-name="P25">Standard acoustic disclaimers (though we have good data, with direct ground truth)</text:p>
            </text:list-item>
            <text:list-item>
              <text:p text:style-name="P25">With just four time points, may have missed short-scale effects or changes (e.g., runoff after individual rainstorms)</text:p>
            </text:list-item>
          </text:list>
        </text:list-item>
      </text:list>
      <text:p text:style-name="P1"/>
      <text:p text:style-name="P34">References</text:p>
      <text:section text:style-name="Sect1" text:name="ADDIN Mendeley Bibliography CSL_BIBLIOGRAPHY  RNDltYG0hfBZm">
        <text:p text:style-name="P35">Eckart, N. A. 1940. The Water Supply System of San Francisco. Journal (American Water Works Association) 32:751–794.</text:p>
        <text:p text:style-name="P35">Foote, K. G., H. P. Knudsen, G. Vestnes, D. N. MacLennan, and E. J. Simmonds. 1987. Calibration of acoustic instruments for fish density estimation: a practical guide.</text:p>
        <text:p text:style-name="P35">Grünbaum, D. 2012. The logic of ecological patchiness. Interface Focus 2:150–155.</text:p>
        <text:p text:style-name="P35">Hembre, L. K., and R. O. Megard. 2003. Seasonal and diel patchiness of a Daphnia population: An acoustic analysis. Limnology and Oceanography 48:2221–2233.</text:p>
        <text:p text:style-name="P35">Holliday, D. Van, and R. E. Pieper. 1995. Bioacoustical oceanography at high frequencies. ICES Journal of Marine Science 52:279–296.</text:p>
        <text:p text:style-name="P35">MacLennan, D. N., P. G. Fernandes, and J. Dalen. 2002. A consistent approach to definitions and symbols in fisheries acoustics. ICES Journal of Marine Science 59:365–369.</text:p>
        <text:p text:style-name="P35">Masson, S., N. Angeli, J. Guillard, and B. Pinel-Alloul. 2001. Diel vertical and horizontal distribution of crustacean zooplankton and young of the year fish in a sub-alpine lake: an approach based on high frequency sampling. Journal of Plankton Research 23:1041–1060.</text:p>
        <text:p text:style-name="P35">McGehee, D. E., R. L. O’Driscoll, and L. V. M. Traykovski. 1998. Effects of orientation on acoustic scattering from Antarctic krill at 120 kHz. Deep-Sea Research II 45:1273–1294.</text:p>
        <text:p text:style-name="P35">Melnik, N. G., O. A. Timoshkin, V. G. Sidleva, S. V. Pushkin, and V. S. Mamylov. 1993. Hydroacoustic measurement of the density of the Baikal macrozooplankter Macrohectopus branickii. Limnology and Oceanography 38:425–434.</text:p>
        <text:p text:style-name="P35">Myriax Pty Ltd. 2016. Echoview. Hobart, Tasmania.</text:p>
        <text:p text:style-name="P35">Parks, S. E., J. D. Warren, K. Stamieszkin, C. a Mayo, and D. Wiley. 2012. Dangerous dining: surface foraging of North Atlantic right whales increases risk of vessel collisions. Biology letters 8:57–60.</text:p>
        <text:p text:style-name="P35">Pinel-Alloul, B., C. Guay, N. Angeli, P. Legendre, P. Dutilleul, G. Balvay, D. Gerdeaux, and J. Guillard. 1999. Large-scale spatial heterogeneity of macrozooplankton in Lake of Geneva. Canadian Journal of Fisheries and Aquatic Sciences 56:1437–1451.</text:p>
        <text:p text:style-name="P35">De Robertis, A., and I. Higginbottom. 2007. A post-processing technique to estimate the signal-to-noise ratio and remove echosounder background noise. ICES Journal of Marine Science 64:1282–1291.</text:p>
        <text:p text:style-name="P35">Roman, M. R., D. V. Holliday, and L. P. Sanford. 2001. Temporal and spatial patterns of zooplankton in the Chesapeake Bay turbidity maximum. Marine Ecology Progress Series 213:215–227.</text:p>
        <text:p text:style-name="P35">Rudstam, L. G., F. R. Knudsen, H. Balk, G. Gal, B. T. Boscarino, and T. Axenrot. 2008. Acoustic characterization of Mysis relicta at multiple frequencies. Canadian Journal of Fisheries and Aquatic Sciences 65:2769–2779.</text:p>
        <text:p text:style-name="P35">Stanton, T. K., and D. Chu. 2000. Review and recommendations for the modelling of acoustic <text:soft-page-break/>scattering by fluid-like elongated zooplankton: euphausiids and copepods. ICES Journal of Marine Science 57:793–807.</text:p>
        <text:p text:style-name="P35">Stanton, T. K., D. Chu, and P. H. Wiebe. 1998. Sound scattering by several zooplankton groups. II. Scattering models. The Journal of the Acoustical Society of America 103:236–253.</text:p>
        <text:p text:style-name="P35">Temming, A., J. Floeter, and S. Ehrich. 2007. Predation Hot Spots: Large Scale Impact of Local Aggregations. Ecosystems 10:865–876.</text:p>
        <text:p text:style-name="P35">Warren, J. D., T. H. Leach, and C. E. Williamson. 2016. Measuring the distribution, abundance, and biovolume of zooplankton in an oligotrophic freshwater lake with a 710 kHz scientific echosounder. Limnology and Oceanography: Methods.</text:p>
        <text:p text:style-name="P35">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35">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05-05T17:38:43.476171877</dc:date>
    <dc:creator>Sam Urmy</dc:creator>
    <meta:editing-duration>PT20H5M15S</meta:editing-duration>
    <meta:editing-cycles>37</meta:editing-cycles>
    <meta:generator>LibreOffice/4.2.8.2$Linux_X86_64 LibreOffice_project/420m0$Build-2</meta:generator>
    <meta:document-statistic meta:table-count="1" meta:image-count="0" meta:object-count="3" meta:page-count="8" meta:paragraph-count="81" meta:word-count="2540" meta:character-count="16575" meta:non-whitespace-character-count="14074"/>
    <meta:user-defined meta:name="Mendeley Citation Style_1">http://www.zotero.org/styles/ecology</meta:user-defined>
    <meta:user-defined meta:name="Mendeley Document_1">True</meta:user-defined>
    <meta:user-defined meta:name="Mendeley User Name_1">sam.urmy@gmail.com@www.mendeley.com</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